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_METRIC__gscv_bad_X_comparison_dump__all_except_scor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good_X_array_sklearn</text:p>
          </table:table-cell>
          <table:table-cell table:style-name="ce5" office:value-type="string" calcext:value-type="string">
            <text:p>good_X_array_dask</text:p>
          </table:table-cell>
          <table:table-cell table:style-name="ce5" office:value-type="string" calcext:value-type="string">
            <text:p>good_X_array_gstcv_sklearn</text:p>
          </table:table-cell>
          <table:table-cell table:style-name="ce8" office:value-type="string" calcext:value-type="string">
            <text:p>good_X_array_gstcv_dask</text:p>
          </table:table-cell>
          <table:table-cell table:style-name="ce2" office:value-type="string" calcext:value-type="string">
            <text:p>good_X_dataframe_sklearn</text:p>
          </table:table-cell>
          <table:table-cell table:style-name="ce5" office:value-type="string" calcext:value-type="string">
            <text:p>good_X_dataframe_dask</text:p>
          </table:table-cell>
          <table:table-cell table:style-name="ce5" office:value-type="string" calcext:value-type="string">
            <text:p>good_X_dataframe_gstcv_sklearn</text:p>
          </table:table-cell>
          <table:table-cell table:style-name="ce8" office:value-type="string" calcext:value-type="string">
            <text:p>good_X_dataframe_gstcv_dask</text:p>
          </table:table-cell>
          <table:table-cell table:style-name="ce2" office:value-type="string" calcext:value-type="string">
            <text:p>bad_X_array_sklearn</text:p>
          </table:table-cell>
          <table:table-cell table:style-name="ce5" office:value-type="string" calcext:value-type="string">
            <text:p>bad_X_array_dask</text:p>
          </table:table-cell>
          <table:table-cell table:style-name="ce5" office:value-type="string" calcext:value-type="string">
            <text:p>bad_X_array_gstcv_sklearn</text:p>
          </table:table-cell>
          <table:table-cell table:style-name="ce8" office:value-type="string" calcext:value-type="string">
            <text:p>bad_X_array_gstcv_dask</text:p>
          </table:table-cell>
          <table:table-cell table:style-name="ce2" office:value-type="string" calcext:value-type="string">
            <text:p>bad_X_dataframe_sklearn</text:p>
          </table:table-cell>
          <table:table-cell table:style-name="ce5" office:value-type="string" calcext:value-type="string">
            <text:p>bad_X_dataframe_dask</text:p>
          </table:table-cell>
          <table:table-cell table:style-name="ce5" office:value-type="string" calcext:value-type="string">
            <text:p>bad_X_dataframe_gstcv_sklearn</text:p>
          </table:table-cell>
          <table:table-cell table:style-name="ce8" office:value-type="string" calcext:value-type="string">
            <text:p>bad_X_dataframe_gstcv_dask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n_features_in_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'GridSearchCV' object has no attribute 'n_features_in_'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eature_names_in_</text:p>
          </table:table-cell>
          <table:table-cell table:style-name="ce3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3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style-name="ce3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'GridSearchThresholdCV' object has no attribute 'feature_names_in_'</text:p>
          </table:table-cell>
          <table:table-cell table:style-name="ce9" office:value-type="string" calcext:value-type="string">
            <text:p>'GridSearchThresholdCV' object has no attribute 'feature_names_in_'</text:p>
          </table:table-cell>
          <table:table-cell table:style-name="ce3" office:value-type="string" calcext:value-type="string">
            <text:p>['a' 'b' 'c' 'd' 'e' 'f' 'g' 'h' 'i' 'j']</text:p>
          </table:table-cell>
          <table:table-cell table:style-name="ce6" office:value-type="string" calcext:value-type="string">
            <text:p>'GridSearchCV' object has no attribute 'feature_names_in_'</text:p>
          </table:table-cell>
          <table:table-cell table:style-name="ce6" office:value-type="string" calcext:value-type="string">
            <text:p>['a' 'b' 'c' 'd' 'e' 'f' 'g' 'h' 'i' 'j']</text:p>
          </table:table-cell>
          <table:table-cell table:style-name="ce9" office:value-type="string" calcext:value-type="string">
            <text:p>['a' 'b' 'c' 'd' 'e' 'f' 'g' 'h' 'i' 'j'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sses_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style-name="ce3" office:value-type="string" calcext:value-type="string">
            <text:p>[0 1]</text:p>
          </table:table-cell>
          <table:table-cell table:style-name="ce6" office:value-type="string" calcext:value-type="string">
            <text:p>'LogisticRegression' object has no attribute 'classes_'</text:p>
          </table:table-cell>
          <table:table-cell table:style-name="ce6" office:value-type="string" calcext:value-type="string">
            <text:p>[0 1]</text:p>
          </table:table-cell>
          <table:table-cell table:style-name="ce9" office:value-type="string" calcext:value-type="string">
            <text:p>[0 1]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cision_function</text:p>
          </table:table-cell>
          <table:table-cell table:style-name="ce3" office:value-type="string" calcext:value-type="string">
            <text:p>[ 4.70159764 -0.94395956 -0.56760525  3.65106933  2.91475147  0.42687012</text:p>
            <text:p> -1.5069299  -0.68901723 -0.9070226   0.20971607 -0.59414989 -5.93320549</text:p>
            <text:p> -4.50150724 -4.95079524 -2.61909233 -3.4734539  -0.44557327 -1.10328771</text:p>
            <text:p> -0.76214484  6.34976129  4.04005583  0.74152018  4.49686984 -1.03387919</text:p>
            <text:p> -2.98722136  3.20490453 -1.76437249 -6.72284589  3.47776142  3.4214561</text:p>
            <text:p>  1.23456472  1.69639246 -2.77335987 -0.91480653  1.40545845 -0.26347747</text:p>
            <text:p>  2.67581274  4.2298264  -2.34170744 -2.50433648  0.2138653  -3.12905262</text:p>
            <text:p>  0.69051692 -1.77621158 -2.26174465 -1.81223151 -1.02603295  3.45227426</text:p>
            <text:p>  1.56750569 -9.48739969 -1.45680598 -1.60514428 -3.12210218 -2.01000243</text:p>
            <text:p> -1.08002081 -3.45344904 -2.82093507  0.20075927 -0.18225352 -1.62879907</text:p>
            <text:p>  0.51780181 -1.58713823 -0.50252096  3.84490897  0.54150947  1.62551688</text:p>
            <text:p> -0.79237053  2.37181068  3.33554073 -4.42960472  5.70588524  0.63475811</text:p>
            <text:p> -1.18773622 -0.87741565  0.07133595  1.85950371 -2.47603251  0.63080242</text:p>
            <text:p> -4.03937674  0.22038206  1.62130666  3.6940447  -3.25154779  0.20554462</text:p>
            <text:p> -0.36642035 -2.01989616  4.4410888   0.74104603  1.84326863  3.21859524</text:p>
            <text:p> -2.81360852  0.28141937 -0.32284478 -1.37233052 -3.30700069  3.11795357</text:p>
            <text:p>  1.99341258 -0.90689724  6.74774558  2.25295929 -5.03779744 -2.83796598</text:p>
            <text:p>  0.88430809 -1.19020018 -4.53674112  0.91852297  1.08682855  0.02105921</text:p>
            <text:p>  1.19669     2.02041169  1.5132607   0.68960012 -3.56484751 -5.70318141</text:p>
            <text:p> -0.40338539  2.39329012  0.27436785 -2.99185731 -3.52031003  1.39780567</text:p>
            <text:p> -2.38863012  3.95539574  1.68040273 -2.33654491 -1.89494258  4.54740371</text:p>
            <text:p>  3.13756068 -3.26888654  2.66348221 -3.58737562  0.41563518  0.04050142</text:p>
            <text:p> -1.3715533   1.48302904  0.97790526 -2.4238472  -0.18379462  3.69251763</text:p>
            <text:p>  1.31183055  0.87557671 -0.90184479  1.31478405 -2.45778877 -1.62773142</text:p>
            <text:p> -2.45939712 -1.80175831  0.1372399   1.26509872 -3.42165897 -0.410635</text:p>
            <text:p>  2.65031919 -3.84520233 -0.77031509 -0.13311612  4.86370824  4.51315423</text:p>
            <text:p> -3.20934679 -1.71082488 -2.27756171  1.94944845 -4.41464402  2.17898099</text:p>
            <text:p>  2.6454163   4.83579587 -2.10839899  0.98720141  1.26287919 -1.96380968</text:p>
            <text:p> -2.21079514 -7.01532368 -0.54185567 -2.05959616  2.36074013  0.82778554</text:p>
            <text:p> -6.64218111  2.74395099 -1.09538305  2.28955125  1.0652878   2.8738828</text:p>
            <text:p>  0.13027687 -2.92507929  1.96195587  8.57236968  1.83464848 -3.65697877</text:p>
            <text:p>  3.39864677  1.9066328  -1.48136497 -3.7135849  -3.11321703  3.89292942</text:p>
            <text:p> -3.88388665  2.58023568 -0.94255681 -1.40697801 -0.85669464  1.53529779</text:p>
            <text:p>  2.55736625  5.45132083 -5.48397546 -0.15887993  2.74106865  2.40305898</text:p>
            <text:p> -2.66747725  1.99557922 -3.82707005 -1.17094758 -0.83263824  1.19932772</text:p>
            <text:p>  2.26690606 -0.2925718  -4.58467906 -3.20977016  0.3616285  -0.48292373</text:p>
            <text:p> -4.45319613  0.38713688 -2.8233061  -0.4454024  -3.30754294  2.17349141</text:p>
            <text:p>  1.12938489 -4.19859954  3.15108871  2.5597204   1.35663025 -2.283525</text:p>
            <text:p> -1.98861557 -2.73112291  1.26135298  0.26610512 -1.02596899 -2.47087905</text:p>
            <text:p> -6.75513873  1.53600659 -4.50473964  1.28659707  1.26814594 -2.16816562</text:p>
            <text:p>  2.86065499  2.98426435  2.19976838  1.1884694  -2.01154925  0.39100616</text:p>
            <text:p> -2.19796763  2.06435949  2.72657091  1.74905239 -3.16908915 -1.02404658</text:p>
            <text:p>  4.20160938 -4.64652793 -2.82283698  1.65269091  1.25872759 -2.65218093</text:p>
            <text:p>  0.3432989   2.09742334  2.05259258  2.17551887 -0.58582182  4.13823601</text:p>
            <text:p> -1.29493618 -1.85841893  7.83790729 -1.15046332 -1.51452483  4.53090174</text:p>
            <text:p> -2.92678836 -2.47531145 -0.58672666  0.20236969 -2.74833898 -1.4609175</text:p>
            <text:p>  2.45418786 -3.08243406  1.29481215  1.12918548  2.70461392  1.97024185</text:p>
            <text:p>  3.27717558  2.54317268  1.01934143  0.49080273 -1.64679731 -4.9755202</text:p>
            <text:p> -1.44791516 -4.3725403   0.89554017 -4.3926428   1.60390725  1.65283923</text:p>
            <text:p>  0.50088706  3.50679485  0.43884287 -0.74803188 -3.87836472  1.41299011</text:p>
            <text:p> -1.78023849  3.5965648   1.72737955 -8.4277683  -0.27527458 -0.97161971</text:p>
            <text:p>  2.16713489 -3.48470807 -1.73110773  2.93122058  2.4888258   0.52915815</text:p>
            <text:p>  2.94501483  3.42760621 -3.75577764 -2.80030609 -3.63942108 -1.26285869</text:p>
            <text:p> -1.37993993  2.95318166 -1.89390725  1.64627786 -1.75346103 -2.71252133</text:p>
            <text:p> -0.39756076  4.40089973  3.08786945 -1.14047857 -1.38270088  1.47028168</text:p>
            <text:p> -3.38304214  3.33815741  0.71127481 -0.95381353 -0.6007833   1.2064117</text:p>
            <text:p>  1.78377732  4.97391613 -0.64646951  2.88864936 -8.00020616 -1.6168542</text:p>
            <text:p> -1.43581152 -0.55614255  0.92423649  1.45031322 -4.46500413  2.45469922</text:p>
            <text:p>  4.07514994 -0.2355533   4.94444249 -4.65618565  0.72036196  1.98173134</text:p>
            <text:p> -3.33085217  2.2777377   3.25530296 -4.94483157  2.43092701  2.58805922</text:p>
            <text:p> -6.42295191  2.70609115  0.73244794 -2.9770908  -0.55655011 -2.54898823</text:p>
            <text:p> -1.23327041  2.7848879   1.71480766 -3.33691308  0.98287313  1.86503116</text:p>
            <text:p> -0.83735589 -3.64791668  2.2697231  -3.27537447 -3.16949969  1.46187581</text:p>
            <text:p> -3.03109803  0.83755933  0.51108879 -0.77900978 -1.21193902  4.92750228</text:p>
            <text:p>  4.00399136 -1.50124861  2.48865968 -6.00320743 -2.2722829   1.70582064</text:p>
            <text:p>  1.27219073 -2.49367198 -1.0963146  -1.91678349 -4.08943445  1.84776751</text:p>
            <text:p> -1.49806372  1.74606738 -4.18788422  1.78125315 -1.6071947   0.95618609</text:p>
            <text:p>  1.63271085 -5.11862352  2.37216157 -0.97591901 -4.05776469 -3.45230506</text:p>
            <text:p>  2.85138785  2.66366749 -3.31175522  1.57742745  1.59811191  2.46600974</text:p>
            <text:p>  2.44787241  2.84286851  3.23905552 -2.85629335  4.18612898  1.20421405</text:p>
            <text:p>  0.59906641  2.62078462  1.75964336 -0.45534252 -1.85729383  1.44529195</text:p>
            <text:p> -0.50169037  2.57577431 -0.31768783 -2.17101987  0.7911341  -0.31519573</text:p>
            <text:p> -3.12888753  0.14559228 -1.10653008  1.12344887  2.62534904 -2.40801635</text:p>
            <text:p> -6.20110479  0.26791911  6.79938777 -1.70048763  2.25407787 -0.0627652</text:p>
            <text:p>  1.57348574 -1.12797551 -0.13528136  0.71961756 -6.4417344  -2.31201057</text:p>
            <text:p>  1.60967535 -0.17303026  1.43491383  1.15288379 -1.34041833  2.92209923</text:p>
            <text:p>  1.35653064 -5.02734228 -4.27992835 -0.81540272 -1.91150047 -1.17344881</text:p>
            <text:p> -2.44381249  1.1818292   0.30554279 -5.73593989 -3.09587853 -1.72783916</text:p>
            <text:p>  0.11162521  1.48576447  1.28092246  0.49962755  3.62628566 -3.28351903</text:p>
            <text:p>  2.46079235  3.17819067 -2.81653177  0.69057976  1.79438743  0.34906136</text:p>
            <text:p>  1.05576534 -0.31770409 -2.68637246 -3.55497246  0.50385533  3.36975364</text:p>
            <text:p> -0.92089642 -3.45159768 -1.85487606  3.39026242 -2.08443283  1.894375</text:p>
            <text:p> -5.25430008  5.03442367 -0.87230823 -2.37141007 -3.18422099  0.443762</text:p>
            <text:p> -4.93167036 -4.04866843 -2.5413913  -1.04148243  6.86267662 -4.42090117</text:p>
            <text:p> -2.98918387 -1.51356606  1.16665774 -3.17863398 -3.87204945  0.43666678</text:p>
            <text:p> -4.0708488  -0.68979548  4.59073871  2.78427746  4.3419329   2.39167532</text:p>
            <text:p> -2.58841996  0.93508093 -1.19030776  3.16044202 -5.10756425  6.27617058</text:p>
            <text:p>  1.22139116  2.71014623  1.05787672  1.90565586 -3.43894296  2.24042483</text:p>
            <text:p> -0.65285974 -4.06402266  5.97010561  2.99543186  2.90665304 -2.87027308</text:p>
            <text:p> -3.89111296  1.33872014 -0.84830386 -1.32621505  4.23328428 -1.10540668</text:p>
            <text:p> -0.77698788  3.79947118 -1.23690133 -5.36494764  2.13934735  2.23693667</text:p>
            <text:p> -3.67570474  0.19201615 -9.71394697  1.41674434 -3.09448516  0.92490731</text:p>
            <text:p>  3.57100108  0.85618495 -0.81840344  2.36888021  0.63144168 -0.39338897</text:p>
            <text:p>  1.68021234  1.8759389   3.92744331  3.75698522  2.47367704  1.18852652</text:p>
            <text:p>  2.38946312  2.26826907 -1.54685896  4.47947978  1.77626041 -1.10897426</text:p>
            <text:p> -3.73251353  4.70812121 -1.58708094 -0.59847579  5.1948541   0.94704317</text:p>
            <text:p> -2.30685037  1.74620105 -2.25895391  1.63044735 -2.63911031  0.16172977</text:p>
            <text:p> -3.19393539 -4.08065328 -2.29032196  3.35417584 -1.0817994   2.02157999</text:p>
            <text:p> -4.73411052 -2.57620064 -4.98301786  6.05370689 -0.06251631  1.7499103</text:p>
            <text:p> -2.60999959 -5.98164073  4.02922632  3.21719915 -2.06604049 -0.20284492</text:p>
            <text:p>  1.04273375  4.14393732 -0.85596411 -2.86051563 -2.13753943  2.13596078</text:p>
            <text:p> -1.58427959 -2.82518402 -3.09227765 -6.70251411 -1.23514307 -1.44657459</text:p>
            <text:p> -4.05282792  2.24989198  1.99207603  3.07963968 -4.14887415 -1.40662521</text:p>
            <text:p> -3.50670021 -0.62026714  1.84675279 -0.0745672  -1.39166455  4.18405751</text:p>
            <text:p>  0.34773781  0.27140636 -2.10372093 -0.55635817 -0.61760398 -2.14008295</text:p>
            <text:p> -1.43458944 -2.28278095  6.63029592 -1.88093522  2.27080959 -2.15024013</text:p>
            <text:p> -4.67809419 -0.38893737 -4.79655167 -2.71291619 -1.76111767  1.42387766</text:p>
            <text:p>  4.46926738  3.49221631 -0.07350307 -3.79928555  2.81140758  1.79499104</text:p>
            <text:p> -1.97896456 -1.84904198 -2.79650753  1.59019125 -1.91333334 -3.74173034</text:p>
            <text:p>  0.67570003 -0.85444974  4.455255    2.24911937 -1.04350034 -1.65596683</text:p>
            <text:p>  3.57937917 -2.04992073 -2.89047239  2.51067308  2.16642912  0.07228534</text:p>
            <text:p>  4.31942884  1.96265269 -1.70184228 -2.88861562 -2.22736743  3.71243272</text:p>
            <text:p> -3.07773385 -1.11431485 -5.23389325 -1.99239742 -0.41302341  1.8702108</text:p>
            <text:p> -4.07946026 -0.42317305  0.11940643  1.01554566 -3.6783416  -0.40382023</text:p>
            <text:p> -3.71692559  0.38880111  2.82365646  4.24407565  2.0701556  -5.28861915</text:p>
            <text:p>  0.61279993 -0.30464113 -4.19867118  1.5066027   1.97689821 -2.34363506</text:p>
            <text:p> -0.81809208 -3.25617466 -0.04766232 -2.49924731  5.00438898  2.55960313</text:p>
            <text:p> -4.1959029   1.63641964 -0.25832586 -2.02855982 -1.69360572 -2.59050135</text:p>
            <text:p>  3.3697728  -0.03298558  3.73559766  0.09774829  0.92518135 -2.39998661</text:p>
            <text:p>  2.43094871 -2.37970264  2.08911476  0.66048841  1.80984953  7.22436829</text:p>
            <text:p>  1.3584563  -3.30096118  0.66536092 -0.77849191  2.49258531  2.13886105</text:p>
            <text:p> -0.58788023  0.22490625 -1.5772446  -0.06992    -2.09992999 -3.11620109</text:p>
            <text:p> -4.95586232  2.00859389  0.06861367  3.18864675 -0.96678806 -2.87566898</text:p>
            <text:p>  3.23595532 -2.89166143  1.01450555 -3.22880584 -1.76295119  1.55962859</text:p>
            <text:p>  5.2339696  -3.30390475 -2.79268452 -2.09087954  2.11947352 -1.15929806</text:p>
            <text:p>  2.08937826 -0.04999266  1.80853161 -1.59903329  0.76383088  0.71123283</text:p>
            <text:p>  1.24554206 -4.24297746 -2.35182601  1.22061971  2.61910889  3.45080687</text:p>
            <text:p> -5.34225666 -3.59448377  5.97057708  1.82947114 -2.40273846 -0.15499429</text:p>
            <text:p> -2.97858441 -0.66420505  0.66726834  3.27390443 -2.44614287 -0.68511875</text:p>
            <text:p>  1.05626284 -0.61828824 -1.76784703 -2.91762436  2.30179217  3.89195915</text:p>
            <text:p>  4.08729168  2.25221259 -3.45644799  1.06384631  3.79074469 -1.30047472</text:p>
            <text:p> -2.77051437  1.4721464  -1.61442497  0.69848988 -1.71104398 -4.69923698</text:p>
            <text:p>  1.29028251 -4.62693592  0.05557437  2.29311797  2.86580033 -0.98167274</text:p>
            <text:p>  6.47106393 -2.55399669 -1.79787415 -1.84046223 -4.58281798 -0.92375885</text:p>
            <text:p> -3.30455399 -2.19021226 -4.40503598  1.94509298 -0.21644336  1.26988886</text:p>
            <text:p>  2.00237939 -1.26499723  3.18342635  0.55538331 -1.51726498 -4.21583254</text:p>
            <text:p> -1.09983412 -0.4579968   3.60212934  0.18619581 -2.49295276  0.91480181</text:p>
            <text:p>  1.10034    -1.94661155  2.49121232  0.2228157  -0.20530015 -6.12325083</text:p>
            <text:p> -2.92098961 -3.16226     1.19516539  1.19510374  0.57395667  4.22156357</text:p>
            <text:p> -0.41044753 -1.18898951 -2.44679483 -3.24272608 -3.07804329  0.28568206</text:p>
            <text:p>  3.40895688 -1.89237732  2.86530132 -4.05881354 -4.45716154 -5.40084624</text:p>
            <text:p>  2.94469139  1.13424025 -2.49628122  1.42109263  2.43203828 -0.47138605</text:p>
            <text:p> -2.13777574  1.0592377  -1.38010885  1.69406101 -1.53326851  0.29739065</text:p>
            <text:p>  2.18076042 -2.58931884 -2.61463908 -2.42983676  2.02724387  1.49239823</text:p>
            <text:p> -2.02469289  3.57994725  1.61316778 -3.51564119 -2.88670983  1.41163272</text:p>
            <text:p> -0.63155351 -2.76404124  2.45867835 -0.4283509   1.61163169  1.22833379</text:p>
            <text:p>  3.93709513  3.03933927 -3.49414561  0.0104961   1.18525027 -0.11466256</text:p>
            <text:p> -3.73932211  0.94817978  6.16157457  1.72080923 -5.47122452  1.1642208</text:p>
            <text:p>  2.33449839 -3.66202506 -2.60047021 -4.82043369 -1.91873645 -3.50339562</text:p>
            <text:p>  0.93192542  1.14525949  2.03887085  5.99382836  2.66633685 -1.40831177</text:p>
            <text:p> -1.57352426 -2.2460714   1.17299736  2.88899966 -0.66151393  1.37332612</text:p>
            <text:p> -4.70316174 -0.38045721 -1.16675933 -2.46311497 -2.48652703  0.25151055</text:p>
            <text:p> -1.80340847 -3.04240287  2.00256305 -0.2340722  -1.53907145 -3.89886795</text:p>
            <text:p>  3.5850414  -2.93273554 -4.13609688  0.26332975  4.56069075 -1.99789731</text:p>
            <text:p>  1.48963917 -0.87982246  0.07017717  2.35909476  3.78078167  4.30452371</text:p>
            <text:p> -2.0971142   6.43022788  0.31984633  1.26022811  1.27251908 -1.18945975</text:p>
            <text:p>  4.02187666  3.96844406 -2.36002653 -2.36742741  0.12277692 -7.60708504</text:p>
            <text:p> -1.48248383  0.59774957 -0.87951827 -0.99687092 -1.86340328 -3.50617602</text:p>
            <text:p> -1.46888131 -2.41924026  1.59086909 -2.20351345 -5.26338941  1.58896087</text:p>
            <text:p>  2.11694883  2.41423294 -3.26234711  2.02367732 -1.97852794  2.2050221</text:p>
            <text:p>  2.92832745 -6.70740037 -3.32322863  6.00229416  0.20509238 -2.115772</text:p>
            <text:p>  1.42762576 -2.08577101 -3.20097796  1.09649661  1.7765544  -1.50944707</text:p>
            <text:p>  1.71922394 -0.81707587  1.81217564  4.97257642  1.80388671 -1.37162038</text:p>
            <text:p>  1.66580423  2.26557317 -3.89069622  2.2197876   2.50979946  2.46358747</text:p>
            <text:p> -7.43519834  1.20265747  0.73968805  2.35328055  1.92338739  1.17795198</text:p>
            <text:p> -2.42143014  1.08159576 -1.71365201  1.56298122  2.87296633  0.45730419</text:p>
            <text:p>  3.6976532  -1.59397737 -0.62959788 -2.07251835]</text:p>
          </table:table-cell>
          <table:table-cell table:style-name="ce6" office:value-type="string" calcext:value-type="string">
            <text:p>dask.array&lt;sum-aggregate, shape=(1000,), dtype=float64, chunksize=(1000,), chunktype=numpy.ndarray&gt;</text:p>
          </table:table-cell>
          <table:table-cell table:style-name="ce6" office:value-type="string" calcext:value-type="string">
            <text:p>[ 7.82889547e+00 -1.47772268e+00 -8.04745631e-01  6.01567213e+00</text:p>
            <text:p>  4.83253460e+00  5.73703414e-01 -2.73690449e+00 -1.12293209e+00</text:p>
            <text:p> -1.81766547e+00  5.80634610e-01 -1.01517886e+00 -9.54934947e+00</text:p>
            <text:p> -7.11608140e+00 -8.36112282e+00 -3.90952465e+00 -5.66968027e+00</text:p>
            <text:p> -9.14223824e-01 -1.61562962e+00 -1.20597115e+00  1.05432257e+01</text:p>
            <text:p>  5.33198570e+00  6.36023299e-01  7.46070327e+00 -1.87573812e+00</text:p>
            <text:p> -4.64808295e+00  4.08642513e+00 -2.52566465e+00 -1.04979353e+01</text:p>
            <text:p>  4.59696219e+00  5.55451600e+00  1.94185164e+00  2.77821906e+00</text:p>
            <text:p> -4.03890507e+00 -1.38758630e+00  2.21389662e+00 -1.76880371e-01</text:p>
            <text:p>  3.69241158e+00  6.99366358e+00 -4.04715396e+00 -3.86782186e+00</text:p>
            <text:p>  4.86799698e-01 -4.55401402e+00  1.28482430e+00 -3.10587295e+00</text:p>
            <text:p> -3.43516222e+00 -3.03387911e+00 -1.79693530e+00  5.77464388e+00</text:p>
            <text:p>  2.20651040e+00 -1.46314761e+01 -1.99704173e+00 -2.64517518e+00</text:p>
            <text:p> -5.15333859e+00 -3.15391277e+00 -2.14110846e+00 -5.90441569e+00</text:p>
            <text:p> -4.32638590e+00  3.32599323e-02 -4.29835410e-02 -3.37348500e+00</text:p>
            <text:p>  5.61150692e-01 -1.86961008e+00 -7.25846273e-01  5.24226146e+00</text:p>
            <text:p>  9.38802655e-01  2.14281626e+00 -1.42030035e+00  3.12531401e+00</text:p>
            <text:p>  5.48505307e+00 -6.92733255e+00  9.54053497e+00  8.77070711e-01</text:p>
            <text:p> -1.85142335e+00 -1.03647193e+00 -8.31862797e-03  2.56824971e+00</text:p>
            <text:p> -3.99616517e+00  8.04504164e-01 -6.46073871e+00  1.77939757e-01</text:p>
            <text:p>  2.22504161e+00  6.08475830e+00 -4.92062850e+00  5.40492558e-02</text:p>
            <text:p> -7.77403138e-01 -3.23261877e+00  7.60692658e+00  1.33229567e+00</text:p>
            <text:p>  2.90755548e+00  5.10758477e+00 -4.78699732e+00  3.69954889e-01</text:p>
            <text:p> -4.93121012e-01 -2.43445171e+00 -5.15823347e+00  4.48128838e+00</text:p>
            <text:p>  3.07588999e+00 -1.50586375e+00  1.09628204e+01  3.28215446e+00</text:p>
            <text:p> -7.47726502e+00 -4.32966948e+00  1.07149942e+00 -2.33648877e+00</text:p>
            <text:p> -7.47980661e+00  1.19488900e+00  1.11807861e+00  2.01433141e-01</text:p>
            <text:p>  1.83502734e+00  2.60603813e+00  2.01482980e+00  6.64060852e-01</text:p>
            <text:p> -5.47878850e+00 -9.01152356e+00 -8.51173627e-01  3.54408784e+00</text:p>
            <text:p>  1.92770429e-01 -4.44304559e+00 -5.43864007e+00  1.85394992e+00</text:p>
            <text:p> -3.95572474e+00  7.37092231e+00  1.89466766e+00 -3.66801978e+00</text:p>
            <text:p> -2.58011203e+00  6.68040712e+00  4.71176966e+00 -5.62433885e+00</text:p>
            <text:p>  3.30576321e+00 -5.58613548e+00  1.03467227e+00  6.15394555e-01</text:p>
            <text:p> -2.07319964e+00  1.87577837e+00  1.15008953e+00 -4.15805858e+00</text:p>
            <text:p> -6.68341592e-02  6.67976230e+00  1.96772149e+00  1.73910126e+00</text:p>
            <text:p> -1.52883096e+00  1.72501348e+00 -3.57016767e+00 -2.61321013e+00</text:p>
            <text:p> -4.09018439e+00 -3.07145592e+00 -1.00690952e-01  1.45859140e+00</text:p>
            <text:p> -5.25396556e+00 -8.62753413e-01  4.03760426e+00 -5.64776030e+00</text:p>
            <text:p> -8.18203493e-01  6.77188015e-02  8.03679425e+00  7.26029673e+00</text:p>
            <text:p> -4.56068617e+00 -2.91771905e+00 -3.48200497e+00  2.94318711e+00</text:p>
            <text:p> -7.02514087e+00  3.08247087e+00  3.97477126e+00  8.45542641e+00</text:p>
            <text:p> -3.39748267e+00  1.59400707e+00  1.92225423e+00 -3.05216287e+00</text:p>
            <text:p> -3.46904038e+00 -1.12606640e+01 -1.09883548e+00 -3.02662430e+00</text:p>
            <text:p>  3.97691934e+00  1.44022219e+00 -1.03841374e+01  4.51771784e+00</text:p>
            <text:p> -1.45237111e+00  3.36728852e+00  1.74954644e+00  4.78850245e+00</text:p>
            <text:p> -2.51069710e-01 -4.31854747e+00  2.98236668e+00  1.45016209e+01</text:p>
            <text:p>  2.75225166e+00 -6.38592573e+00  4.75514703e+00  2.42262006e+00</text:p>
            <text:p> -2.27166298e+00 -5.92444013e+00 -5.33297535e+00  6.17155159e+00</text:p>
            <text:p> -5.96532129e+00  3.41478161e+00 -2.03687380e+00 -2.61462233e+00</text:p>
            <text:p> -1.09347841e+00  2.41306809e+00  4.25183581e+00  8.92480431e+00</text:p>
            <text:p> -8.60398409e+00 -2.98990987e-01  3.64183526e+00  3.89539721e+00</text:p>
            <text:p> -4.48014662e+00  2.77270433e+00 -6.09995075e+00 -1.82253716e+00</text:p>
            <text:p> -1.12255539e+00  1.52117160e+00  3.05273524e+00 -3.36160638e-02</text:p>
            <text:p> -7.41770065e+00 -4.84752979e+00  7.49613721e-01 -5.78873148e-01</text:p>
            <text:p> -7.25429704e+00  8.62308663e-01 -4.82301121e+00 -8.64249870e-01</text:p>
            <text:p> -5.33054027e+00  3.27043193e+00  2.00803102e+00 -6.41491878e+00</text:p>
            <text:p>  4.55497808e+00  4.40550234e+00  1.82089461e+00 -3.43587262e+00</text:p>
            <text:p> -3.19248243e+00 -4.37050365e+00  1.78044629e+00  4.04892560e-02</text:p>
            <text:p> -1.64460233e+00 -3.81121383e+00 -1.04626990e+01  2.23584022e+00</text:p>
            <text:p> -6.79364811e+00  2.27963541e+00  1.88690803e+00 -3.52150941e+00</text:p>
            <text:p>  4.96922472e+00  4.06660823e+00  3.57365320e+00  2.29348214e+00</text:p>
            <text:p> -3.24917515e+00  5.20506754e-01 -3.93870498e+00  2.73589981e+00</text:p>
            <text:p>  4.68208270e+00  2.72920939e+00 -5.15013767e+00 -1.83306655e+00</text:p>
            <text:p>  6.74085406e+00 -7.35863367e+00 -4.59720490e+00  2.53680546e+00</text:p>
            <text:p>  2.46318675e+00 -3.72546556e+00  6.93205886e-01  2.94136243e+00</text:p>
            <text:p>  3.38169173e+00  2.87659966e+00 -5.09959220e-01  6.77732813e+00</text:p>
            <text:p> -1.79223699e+00 -3.01497600e+00  1.30662788e+01 -1.64945377e+00</text:p>
            <text:p> -2.05403113e+00  7.56803037e+00 -4.33198690e+00 -3.75351126e+00</text:p>
            <text:p> -5.91190113e-01  5.48440155e-02 -3.80703556e+00 -2.15861915e+00</text:p>
            <text:p>  3.45321883e+00 -4.70442641e+00  2.04142230e+00  1.47379251e+00</text:p>
            <text:p>  4.75895535e+00  3.24498929e+00  4.54601718e+00  3.44275740e+00</text:p>
            <text:p>  2.09050965e+00  2.98969340e-01 -2.44276957e+00 -7.73032091e+00</text:p>
            <text:p> -1.95767266e+00 -7.40892524e+00  1.00121663e+00 -6.52997227e+00</text:p>
            <text:p>  1.95977033e+00  2.54928794e+00  1.07254559e+00  5.31769638e+00</text:p>
            <text:p>  6.89144472e-01 -9.09326544e-01 -6.21910722e+00  1.47913414e+00</text:p>
            <text:p> -2.23939809e+00  5.16041530e+00  2.69456822e+00 -1.33724157e+01</text:p>
            <text:p> -4.31386400e-01 -9.63816250e-01  2.95547879e+00 -5.88354056e+00</text:p>
            <text:p> -2.16445381e+00  4.44169145e+00  3.72750050e+00  7.98201152e-01</text:p>
            <text:p>  4.48621455e+00  5.98777131e+00 -5.52873114e+00 -4.73648051e+00</text:p>
            <text:p> -5.75433466e+00 -1.93248562e+00 -2.62690553e+00  3.61215626e+00</text:p>
            <text:p> -3.18557051e+00  2.26509716e+00 -2.98812692e+00 -4.25457935e+00</text:p>
            <text:p> -9.81760552e-01  7.83384775e+00  4.85347946e+00 -2.07841470e+00</text:p>
            <text:p> -1.55825210e+00  2.48561212e+00 -5.35569004e+00  5.58484046e+00</text:p>
            <text:p>  3.61006980e-01 -1.60422766e+00 -9.48356625e-01  1.73411247e+00</text:p>
            <text:p>  2.56616494e+00  7.91397400e+00 -1.09322762e+00  4.58807231e+00</text:p>
            <text:p> -1.31880876e+01 -2.70112390e+00 -1.90250772e+00 -7.04964208e-01</text:p>
            <text:p>  1.81892585e+00  2.16573296e+00 -6.83277488e+00  3.41193631e+00</text:p>
            <text:p>  6.89396406e+00 -4.84050194e-01  8.37818229e+00 -7.17785892e+00</text:p>
            <text:p>  8.64212013e-01  3.44946603e+00 -4.95318128e+00  3.30914314e+00</text:p>
            <text:p>  4.77505904e+00 -7.66886236e+00  3.82657206e+00  4.76007078e+00</text:p>
            <text:p> -1.03209201e+01  4.74044993e+00  1.30434206e+00 -5.78659520e+00</text:p>
            <text:p> -2.43077629e-01 -4.37709421e+00 -1.91794874e+00  4.38991228e+00</text:p>
            <text:p>  2.72164235e+00 -4.88347287e+00  1.76114412e+00  3.05511988e+00</text:p>
            <text:p> -1.81485430e+00 -6.09771121e+00  3.29957540e+00 -4.94495285e+00</text:p>
            <text:p> -5.21853901e+00  1.98107514e+00 -4.43463822e+00  1.63522529e+00</text:p>
            <text:p>  8.38721405e-01 -1.34341976e+00 -1.99700397e+00  7.98594054e+00</text:p>
            <text:p>  6.86642634e+00 -2.19190890e+00  4.23876945e+00 -9.58994875e+00</text:p>
            <text:p> -3.57191528e+00  2.66734242e+00  1.80760134e+00 -4.25613822e+00</text:p>
            <text:p> -1.70245130e+00 -3.12075096e+00 -6.86433105e+00  2.78751607e+00</text:p>
            <text:p> -2.48267501e+00  2.93986973e+00 -6.63123091e+00  2.44026015e+00</text:p>
            <text:p> -2.72184963e+00  1.27758378e+00  2.53882870e+00 -8.37563755e+00</text:p>
            <text:p>  4.19960349e+00 -1.14982245e+00 -6.09277307e+00 -5.40768972e+00</text:p>
            <text:p>  5.28748162e+00  3.24145240e+00 -5.34317577e+00  2.08257612e+00</text:p>
            <text:p>  2.57108040e+00  4.47666753e+00  3.42177645e+00  4.01344837e+00</text:p>
            <text:p>  5.79721953e+00 -4.80187720e+00  6.89028568e+00  2.19240980e+00</text:p>
            <text:p>  1.15861747e+00  4.48762720e+00  2.19699927e+00 -7.55903535e-01</text:p>
            <text:p> -2.89789910e+00  2.16946989e+00 -7.05912363e-01  3.75242006e+00</text:p>
            <text:p> -7.44534088e-01 -3.06233343e+00  1.02791617e+00 -3.04818215e-01</text:p>
            <text:p> -4.73483115e+00 -8.23810607e-02 -2.02747528e+00  1.97780774e+00</text:p>
            <text:p>  3.93488294e+00 -4.18110809e+00 -9.40449487e+00  4.66176902e-01</text:p>
            <text:p>  1.15935539e+01 -2.64731285e+00  3.52815054e+00 -2.18682272e-02</text:p>
            <text:p>  2.14240521e+00 -1.78789954e+00  3.10464134e-01  1.39637346e+00</text:p>
            <text:p> -1.03303369e+01 -4.03439448e+00  2.40321791e+00 -2.57920126e-01</text:p>
            <text:p>  2.24170680e+00  2.05586215e+00 -1.57705680e+00  5.10284854e+00</text:p>
            <text:p>  2.17947719e+00 -7.89292402e+00 -6.92265170e+00 -1.43115640e+00</text:p>
            <text:p> -2.82256318e+00 -1.52466835e+00 -3.48667597e+00  1.92404044e+00</text:p>
            <text:p>  5.45095131e-01 -9.15189966e+00 -4.96679177e+00 -2.71495823e+00</text:p>
            <text:p> -5.01448137e-01  2.15300770e+00  1.43626280e+00  5.25775237e-01</text:p>
            <text:p>  5.77718525e+00 -5.22628698e+00  3.08659270e+00  4.38905328e+00</text:p>
            <text:p> -4.55124004e+00  1.13880319e+00  2.69153762e+00  5.86522908e-01</text:p>
            <text:p>  1.49358402e+00 -6.50683157e-01 -4.62857699e+00 -5.62051249e+00</text:p>
            <text:p>  7.76188071e-01  5.24165906e+00 -1.51666532e+00 -5.20553591e+00</text:p>
            <text:p> -3.25337532e+00  6.02847739e+00 -4.05135556e+00  3.16405164e+00</text:p>
            <text:p> -8.16852200e+00  8.23679347e+00 -1.12271508e+00 -3.69380935e+00</text:p>
            <text:p> -5.47326526e+00  3.87844781e-01 -7.71676379e+00 -6.66171157e+00</text:p>
            <text:p> -4.15802889e+00 -1.71272908e+00  1.11514299e+01 -6.64077390e+00</text:p>
            <text:p> -4.99128486e+00 -1.99083833e+00  1.81000230e+00 -5.17537490e+00</text:p>
            <text:p> -5.83765464e+00  8.23751841e-01 -6.14742066e+00 -1.09457582e+00</text:p>
            <text:p>  7.02645419e+00  3.89841373e+00  7.89615246e+00  3.77070373e+00</text:p>
            <text:p> -4.08418064e+00  1.35126700e+00 -1.68972958e+00  5.57256516e+00</text:p>
            <text:p> -7.98475455e+00  1.03506090e+01  1.47688490e+00  4.75244205e+00</text:p>
            <text:p>  1.54002285e+00  2.89495300e+00 -5.63843101e+00  3.03335653e+00</text:p>
            <text:p> -1.45411151e+00 -6.01343282e+00  1.01011966e+01  3.69996481e+00</text:p>
            <text:p>  4.40781121e+00 -5.03880233e+00 -6.02732537e+00  1.97192712e+00</text:p>
            <text:p> -1.16321548e+00 -2.12761906e+00  6.75100799e+00 -1.64361490e+00</text:p>
            <text:p> -1.07753954e+00  6.46604263e+00 -2.58718144e+00 -8.76381726e+00</text:p>
            <text:p>  3.51720980e+00  3.54712588e+00 -6.34524797e+00  5.12146758e-01</text:p>
            <text:p> -1.57996250e+01  1.99434939e+00 -4.92466091e+00  6.71051775e-01</text:p>
            <text:p>  5.87300228e+00  6.65839046e-01 -1.85890079e+00  3.68870938e+00</text:p>
            <text:p>  7.77333394e-01 -3.54150125e-01  1.98273093e+00  3.44600089e+00</text:p>
            <text:p>  6.37668818e+00  6.17047170e+00  3.88034680e+00  1.84314549e+00</text:p>
            <text:p>  3.82661149e+00  3.86174506e+00 -2.42286991e+00  7.43590529e+00</text:p>
            <text:p>  1.97096391e+00 -1.85298111e+00 -5.88956225e+00  7.98780647e+00</text:p>
            <text:p> -2.72669591e+00 -1.66819526e+00  8.31760553e+00  1.27390509e+00</text:p>
            <text:p> -3.66365614e+00  2.39378353e+00 -3.18198797e+00  2.68020776e+00</text:p>
            <text:p> -4.33743432e+00  7.38279961e-01 -5.11820581e+00 -6.65656924e+00</text:p>
            <text:p> -3.87064659e+00  5.33493051e+00 -1.81441041e+00  2.85568215e+00</text:p>
            <text:p> -7.88637643e+00 -4.41522398e+00 -8.54919430e+00  1.03405256e+01</text:p>
            <text:p>  2.48258371e-01  2.30050233e+00 -4.19898703e+00 -9.55595322e+00</text:p>
            <text:p>  6.39358284e+00  5.16306460e+00 -2.78908905e+00 -7.78807335e-01</text:p>
            <text:p>  1.49082934e+00  6.01441251e+00 -1.05139564e+00 -3.76426709e+00</text:p>
            <text:p> -3.38034905e+00  3.49602658e+00 -1.95261572e+00 -4.17815600e+00</text:p>
            <text:p> -5.12920444e+00 -1.07258915e+01 -1.88127422e+00 -1.31549887e+00</text:p>
            <text:p> -6.56515865e+00  3.23345512e+00  2.63957921e+00  5.09679469e+00</text:p>
            <text:p> -6.89407899e+00 -1.85105687e+00 -5.53449013e+00 -1.63350227e+00</text:p>
            <text:p>  2.40168490e+00 -2.43461204e-01 -2.07890852e+00  5.67235843e+00</text:p>
            <text:p>  4.76582893e-01 -4.57936792e-02 -3.25731044e+00 -1.29239133e+00</text:p>
            <text:p> -1.24030187e+00 -3.85914645e+00 -2.06052099e+00 -4.08508645e+00</text:p>
            <text:p>  1.11327438e+01 -3.04207833e+00  3.63309048e+00 -3.72824567e+00</text:p>
            <text:p> -7.69573708e+00 -6.12173584e-01 -7.60738921e+00 -3.57962254e+00</text:p>
            <text:p> -2.90408525e+00  2.23840002e+00  7.06344025e+00  5.83430081e+00</text:p>
            <text:p> -4.81752964e-02 -5.96091850e+00  4.77576833e+00  2.82292583e+00</text:p>
            <text:p> -3.31475985e+00 -3.33331223e+00 -4.12009892e+00  2.48489094e+00</text:p>
            <text:p> -3.04516208e+00 -5.98712160e+00  9.35240225e-01 -1.35957399e+00</text:p>
            <text:p>  7.29873400e+00  2.92565136e+00 -1.81789989e+00 -2.79690404e+00</text:p>
            <text:p>  5.81262377e+00 -3.05150277e+00 -4.87050838e+00  3.44174884e+00</text:p>
            <text:p>  3.29796206e+00  5.23128522e-01  7.44994016e+00  2.72837123e+00</text:p>
            <text:p> -2.88695307e+00 -4.31574209e+00 -3.38136239e+00  6.10319076e+00</text:p>
            <text:p> -4.82749967e+00 -1.47450301e+00 -7.98440606e+00 -3.01590272e+00</text:p>
            <text:p> -6.11618236e-01  2.82066495e+00 -6.43265272e+00 -1.48608167e-01</text:p>
            <text:p> -1.39989071e-01  2.02046842e+00 -6.62867535e+00 -9.30283800e-01</text:p>
            <text:p> -6.32816120e+00  5.73579669e-01  3.79003145e+00  6.70501718e+00</text:p>
            <text:p>  3.09501097e+00 -8.08052592e+00  1.20281386e+00 -7.51598527e-01</text:p>
            <text:p> -7.25055887e+00  2.31063834e+00  3.08006454e+00 -3.62324346e+00</text:p>
            <text:p> -1.32944746e+00 -5.17458471e+00 -4.06352807e-01 -4.20007909e+00</text:p>
            <text:p>  8.18613333e+00  3.37051916e+00 -6.33361350e+00  2.30682498e+00</text:p>
            <text:p> -5.88354611e-01 -3.10061696e+00 -2.37211729e+00 -3.71262946e+00</text:p>
            <text:p>  4.63254993e+00  5.98893997e-02  6.58851251e+00  6.61029159e-01</text:p>
            <text:p>  1.16299660e+00 -3.92424843e+00  3.51892926e+00 -3.88509575e+00</text:p>
            <text:p>  3.57364715e+00  6.20793320e-01  2.65934535e+00  1.16386811e+01</text:p>
            <text:p>  1.88414803e+00 -4.90730547e+00  1.34394869e+00 -1.10280593e+00</text:p>
            <text:p>  3.22952601e+00  3.06918107e+00 -5.52993969e-01  5.17173378e-01</text:p>
            <text:p> -3.01662619e+00 -1.43454140e-01 -2.63227095e+00 -4.86793822e+00</text:p>
            <text:p> -7.91312578e+00  3.27365557e+00 -2.61985672e-02  5.64070327e+00</text:p>
            <text:p> -2.35870483e+00 -4.84004809e+00  5.20851678e+00 -4.44251577e+00</text:p>
            <text:p>  1.77268194e+00 -4.81352649e+00 -2.90823761e+00  2.75989147e+00</text:p>
            <text:p>  8.50573617e+00 -4.96093419e+00 -4.69372652e+00 -3.23464554e+00</text:p>
            <text:p>  3.52254854e+00 -2.21430270e+00  2.82400126e+00 -2.52202148e-01</text:p>
            <text:p>  3.12619719e+00 -2.97691047e+00  1.48541578e+00  1.35093318e+00</text:p>
            <text:p>  1.64271186e+00 -6.46311463e+00 -4.18523644e+00  1.99744240e+00</text:p>
            <text:p>  3.41152451e+00  5.41162372e+00 -8.43003321e+00 -5.09596433e+00</text:p>
            <text:p>  1.00835428e+01  2.36169246e+00 -4.26619582e+00  1.55503475e-01</text:p>
            <text:p> -4.67596386e+00 -1.24786560e+00  1.24064290e+00  4.29275955e+00</text:p>
            <text:p> -3.40310559e+00 -1.48616890e+00  1.70292216e+00 -6.44703516e-01</text:p>
            <text:p> -2.21822448e+00 -4.88173086e+00  3.73604586e+00  6.47908762e+00</text:p>
            <text:p>  6.64629478e+00  3.65947383e+00 -6.05926686e+00  1.50143309e+00</text:p>
            <text:p>  5.82720488e+00 -2.06186359e+00 -3.79537013e+00  2.39412531e+00</text:p>
            <text:p> -3.06500596e+00  1.15930431e+00 -2.64284663e+00 -7.18586887e+00</text:p>
            <text:p>  2.98036309e+00 -7.61283339e+00 -1.16901836e-01  2.96319733e+00</text:p>
            <text:p>  5.12844639e+00 -1.15536539e+00  1.07928660e+01 -3.61036781e+00</text:p>
            <text:p> -2.98212400e+00 -3.06211673e+00 -7.80311104e+00 -1.63842359e+00</text:p>
            <text:p> -5.52293665e+00 -3.13744148e+00 -6.99995921e+00  2.81552511e+00</text:p>
            <text:p> -2.38724847e-01  2.41485097e+00  2.67269506e+00 -2.50208787e+00</text:p>
            <text:p>  5.27746113e+00  9.42953080e-01 -2.63431953e+00 -6.24024903e+00</text:p>
            <text:p> -1.86303813e+00 -3.73058324e-01  4.48617219e+00  3.88467517e-01</text:p>
            <text:p> -4.07893605e+00  1.68685607e+00  2.14476567e+00 -2.54710781e+00</text:p>
            <text:p>  3.48301159e+00  3.68254953e-01 -4.35724546e-01 -1.01281631e+01</text:p>
            <text:p> -4.50081245e+00 -5.07836792e+00  1.49839713e+00  1.66349568e+00</text:p>
            <text:p>  1.23249716e+00  7.35483515e+00 -7.18743441e-01 -1.95109139e+00</text:p>
            <text:p> -3.89235550e+00 -5.56840952e+00 -4.88097492e+00  1.91995245e-01</text:p>
            <text:p>  5.11861237e+00 -2.86923240e+00  5.46756853e+00 -6.84762289e+00</text:p>
            <text:p> -6.42397696e+00 -8.30849461e+00  4.85853387e+00  1.37188840e+00</text:p>
            <text:p> -3.95973330e+00  2.38921810e+00  4.07078175e+00 -3.94614310e-01</text:p>
            <text:p> -3.00619942e+00  1.52168825e+00 -1.71841379e+00  2.21634167e+00</text:p>
            <text:p> -1.84726470e+00  5.55015411e-01  3.79252286e+00 -3.82101044e+00</text:p>
            <text:p> -4.44128129e+00 -4.43214855e+00  3.09794541e+00  2.94474728e+00</text:p>
            <text:p> -3.01958620e+00  6.02140486e+00  1.93221069e+00 -5.66965511e+00</text:p>
            <text:p> -4.33412811e+00  2.32751564e+00 -1.46969896e+00 -4.15154830e+00</text:p>
            <text:p>  3.42065568e+00 -4.53750379e-01  2.12507625e+00  1.79307691e+00</text:p>
            <text:p>  6.32229422e+00  4.77208072e+00 -5.53307221e+00 -1.54218965e-01</text:p>
            <text:p>  1.67943514e+00  2.40406883e-01 -5.90497747e+00  1.06029758e+00</text:p>
            <text:p>  1.00200819e+01  2.15004170e+00 -9.24475591e+00  1.77117220e+00</text:p>
            <text:p>  3.89984971e+00 -5.71973896e+00 -3.98597959e+00 -7.55542974e+00</text:p>
            <text:p> -3.35911267e+00 -5.56893261e+00  7.56270680e-01  1.94561061e+00</text:p>
            <text:p>  2.92586568e+00  9.80938533e+00  4.06687229e+00 -2.60775500e+00</text:p>
            <text:p> -2.57821830e+00 -3.52899155e+00  1.64141203e+00  4.40754080e+00</text:p>
            <text:p> -7.07163499e-01  2.37667052e+00 -7.27732030e+00 -9.32856111e-01</text:p>
            <text:p> -2.02672484e+00 -3.76799409e+00 -4.22984781e+00  6.58434365e-02</text:p>
            <text:p> -2.93571913e+00 -4.40983905e+00  2.24979498e+00 -3.83135064e-02</text:p>
            <text:p> -1.69435882e+00 -6.31056992e+00  5.51577896e+00 -4.54425355e+00</text:p>
            <text:p> -6.40928975e+00 -1.64389258e-01  7.88328221e+00 -2.69901182e+00</text:p>
            <text:p>  2.10313396e+00 -1.70688985e+00 -5.55247276e-02  3.41968579e+00</text:p>
            <text:p>  5.99827395e+00  6.63154114e+00 -3.74982428e+00  1.06864935e+01</text:p>
            <text:p>  2.55990284e-01  1.70025400e+00  1.88407442e+00 -1.93438127e+00</text:p>
            <text:p>  5.73772240e+00  7.17267296e+00 -3.65860600e+00 -3.53494591e+00</text:p>
            <text:p>  3.14167940e-01 -1.23038809e+01 -2.33653458e+00  7.65953432e-01</text:p>
            <text:p> -1.48324057e+00 -1.85299762e+00 -2.99624534e+00 -5.19150591e+00</text:p>
            <text:p> -2.30414258e+00 -3.68256334e+00  2.27863441e+00 -3.48342963e+00</text:p>
            <text:p> -8.49991893e+00  2.05977591e+00  2.67968177e+00  3.41480153e+00</text:p>
            <text:p> -5.48075864e+00  3.36599350e+00 -3.71401487e+00  3.97958706e+00</text:p>
            <text:p>  4.13423558e+00 -1.04622615e+01 -5.67189614e+00  9.73762277e+00</text:p>
            <text:p>  1.62625474e-02 -3.39563367e+00  2.42157700e+00 -3.80146750e+00</text:p>
            <text:p> -5.02238371e+00  1.69927303e+00  2.80531840e+00 -2.88751256e+00</text:p>
            <text:p>  2.94080845e+00 -1.92760478e+00  2.90489327e+00  7.71360697e+00</text:p>
            <text:p>  2.97454464e+00 -2.59813075e+00  2.91342891e+00  3.04292396e+00</text:p>
            <text:p> -6.59393377e+00  2.80841942e+00  3.06683504e+00  3.39577245e+00</text:p>
            <text:p> -1.18060331e+01  1.63925890e+00  4.42551947e-01  3.55706261e+00</text:p>
            <text:p>  2.96446577e+00  2.25596927e+00 -3.87915949e+00  2.00085430e+00</text:p>
            <text:p> -2.58496767e+00  1.96291664e+00  4.49563534e+00  6.87009625e-01</text:p>
            <text:p>  6.03371313e+00 -3.08668573e+00 -7.69071467e-01 -3.40924036e+00]</text:p>
          </table:table-cell>
          <table:table-cell table:style-name="ce9" office:value-type="string" calcext:value-type="string">
            <text:p>dask.array&lt;sum-aggregate, shape=(1000,), dtype=float64, chunksize=(1000,), chunktype=numpy.ndarray&gt;</text:p>
          </table:table-cell>
          <table:table-cell table:style-name="ce3" office:value-type="string" calcext:value-type="string">
            <text:p>[ 4.70159764 -0.94395956 -0.56760525  3.65106933  2.91475147  0.42687012</text:p>
            <text:p> -1.5069299  -0.68901723 -0.9070226   0.20971607 -0.59414989 -5.93320549</text:p>
            <text:p> -4.50150724 -4.95079524 -2.61909233 -3.4734539  -0.44557327 -1.10328771</text:p>
            <text:p> -0.76214484  6.34976129  4.04005583  0.74152018  4.49686984 -1.03387919</text:p>
            <text:p> -2.98722136  3.20490453 -1.76437249 -6.72284589  3.47776142  3.4214561</text:p>
            <text:p>  1.23456472  1.69639246 -2.77335987 -0.91480653  1.40545845 -0.26347747</text:p>
            <text:p>  2.67581274  4.2298264  -2.34170744 -2.50433648  0.2138653  -3.12905262</text:p>
            <text:p>  0.69051692 -1.77621158 -2.26174465 -1.81223151 -1.02603295  3.45227426</text:p>
            <text:p>  1.56750569 -9.48739969 -1.45680598 -1.60514428 -3.12210218 -2.01000243</text:p>
            <text:p> -1.08002081 -3.45344904 -2.82093507  0.20075927 -0.18225352 -1.62879907</text:p>
            <text:p>  0.51780181 -1.58713823 -0.50252096  3.84490897  0.54150947  1.62551688</text:p>
            <text:p> -0.79237053  2.37181068  3.33554073 -4.42960472  5.70588524  0.63475811</text:p>
            <text:p> -1.18773622 -0.87741565  0.07133595  1.85950371 -2.47603251  0.63080242</text:p>
            <text:p> -4.03937674  0.22038206  1.62130666  3.6940447  -3.25154779  0.20554462</text:p>
            <text:p> -0.36642035 -2.01989616  4.4410888   0.74104603  1.84326863  3.21859524</text:p>
            <text:p> -2.81360852  0.28141937 -0.32284478 -1.37233052 -3.30700069  3.11795357</text:p>
            <text:p>  1.99341258 -0.90689724  6.74774558  2.25295929 -5.03779744 -2.83796598</text:p>
            <text:p>  0.88430809 -1.19020018 -4.53674112  0.91852297  1.08682855  0.02105921</text:p>
            <text:p>  1.19669     2.02041169  1.5132607   0.68960012 -3.56484751 -5.70318141</text:p>
            <text:p> -0.40338539  2.39329012  0.27436785 -2.99185731 -3.52031003  1.39780567</text:p>
            <text:p> -2.38863012  3.95539574  1.68040273 -2.33654491 -1.89494258  4.54740371</text:p>
            <text:p>  3.13756068 -3.26888654  2.66348221 -3.58737562  0.41563518  0.04050142</text:p>
            <text:p> -1.3715533   1.48302904  0.97790526 -2.4238472  -0.18379462  3.69251763</text:p>
            <text:p>  1.31183055  0.87557671 -0.90184479  1.31478405 -2.45778877 -1.62773142</text:p>
            <text:p> -2.45939712 -1.80175831  0.1372399   1.26509872 -3.42165897 -0.410635</text:p>
            <text:p>  2.65031919 -3.84520233 -0.77031509 -0.13311612  4.86370824  4.51315423</text:p>
            <text:p> -3.20934679 -1.71082488 -2.27756171  1.94944845 -4.41464402  2.17898099</text:p>
            <text:p>  2.6454163   4.83579587 -2.10839899  0.98720141  1.26287919 -1.96380968</text:p>
            <text:p> -2.21079514 -7.01532368 -0.54185567 -2.05959616  2.36074013  0.82778554</text:p>
            <text:p> -6.64218111  2.74395099 -1.09538305  2.28955125  1.0652878   2.8738828</text:p>
            <text:p>  0.13027687 -2.92507929  1.96195587  8.57236968  1.83464848 -3.65697877</text:p>
            <text:p>  3.39864677  1.9066328  -1.48136497 -3.7135849  -3.11321703  3.89292942</text:p>
            <text:p> -3.88388665  2.58023568 -0.94255681 -1.40697801 -0.85669464  1.53529779</text:p>
            <text:p>  2.55736625  5.45132083 -5.48397546 -0.15887993  2.74106865  2.40305898</text:p>
            <text:p> -2.66747725  1.99557922 -3.82707005 -1.17094758 -0.83263824  1.19932772</text:p>
            <text:p>  2.26690606 -0.2925718  -4.58467906 -3.20977016  0.3616285  -0.48292373</text:p>
            <text:p> -4.45319613  0.38713688 -2.8233061  -0.4454024  -3.30754294  2.17349141</text:p>
            <text:p>  1.12938489 -4.19859954  3.15108871  2.5597204   1.35663025 -2.283525</text:p>
            <text:p> -1.98861557 -2.73112291  1.26135298  0.26610512 -1.02596899 -2.47087905</text:p>
            <text:p> -6.75513873  1.53600659 -4.50473964  1.28659707  1.26814594 -2.16816562</text:p>
            <text:p>  2.86065499  2.98426435  2.19976838  1.1884694  -2.01154925  0.39100616</text:p>
            <text:p> -2.19796763  2.06435949  2.72657091  1.74905239 -3.16908915 -1.02404658</text:p>
            <text:p>  4.20160938 -4.64652793 -2.82283698  1.65269091  1.25872759 -2.65218093</text:p>
            <text:p>  0.3432989   2.09742334  2.05259258  2.17551887 -0.58582182  4.13823601</text:p>
            <text:p> -1.29493618 -1.85841893  7.83790729 -1.15046332 -1.51452483  4.53090174</text:p>
            <text:p> -2.92678836 -2.47531145 -0.58672666  0.20236969 -2.74833898 -1.4609175</text:p>
            <text:p>  2.45418786 -3.08243406  1.29481215  1.12918548  2.70461392  1.97024185</text:p>
            <text:p>  3.27717558  2.54317268  1.01934143  0.49080273 -1.64679731 -4.9755202</text:p>
            <text:p> -1.44791516 -4.3725403   0.89554017 -4.3926428   1.60390725  1.65283923</text:p>
            <text:p>  0.50088706  3.50679485  0.43884287 -0.74803188 -3.87836472  1.41299011</text:p>
            <text:p> -1.78023849  3.5965648   1.72737955 -8.4277683  -0.27527458 -0.97161971</text:p>
            <text:p>  2.16713489 -3.48470807 -1.73110773  2.93122058  2.4888258   0.52915815</text:p>
            <text:p>  2.94501483  3.42760621 -3.75577764 -2.80030609 -3.63942108 -1.26285869</text:p>
            <text:p> -1.37993993  2.95318166 -1.89390725  1.64627786 -1.75346103 -2.71252133</text:p>
            <text:p> -0.39756076  4.40089973  3.08786945 -1.14047857 -1.38270088  1.47028168</text:p>
            <text:p> -3.38304214  3.33815741  0.71127481 -0.95381353 -0.6007833   1.2064117</text:p>
            <text:p>  1.78377732  4.97391613 -0.64646951  2.88864936 -8.00020616 -1.6168542</text:p>
            <text:p> -1.43581152 -0.55614255  0.92423649  1.45031322 -4.46500413  2.45469922</text:p>
            <text:p>  4.07514994 -0.2355533   4.94444249 -4.65618565  0.72036196  1.98173134</text:p>
            <text:p> -3.33085217  2.2777377   3.25530296 -4.94483157  2.43092701  2.58805922</text:p>
            <text:p> -6.42295191  2.70609115  0.73244794 -2.9770908  -0.55655011 -2.54898823</text:p>
            <text:p> -1.23327041  2.7848879   1.71480766 -3.33691308  0.98287313  1.86503116</text:p>
            <text:p> -0.83735589 -3.64791668  2.2697231  -3.27537447 -3.16949969  1.46187581</text:p>
            <text:p> -3.03109803  0.83755933  0.51108879 -0.77900978 -1.21193902  4.92750228</text:p>
            <text:p>  4.00399136 -1.50124861  2.48865968 -6.00320743 -2.2722829   1.70582064</text:p>
            <text:p>  1.27219073 -2.49367198 -1.0963146  -1.91678349 -4.08943445  1.84776751</text:p>
            <text:p> -1.49806372  1.74606738 -4.18788422  1.78125315 -1.6071947   0.95618609</text:p>
            <text:p>  1.63271085 -5.11862352  2.37216157 -0.97591901 -4.05776469 -3.45230506</text:p>
            <text:p>  2.85138785  2.66366749 -3.31175522  1.57742745  1.59811191  2.46600974</text:p>
            <text:p>  2.44787241  2.84286851  3.23905552 -2.85629335  4.18612898  1.20421405</text:p>
            <text:p>  0.59906641  2.62078462  1.75964336 -0.45534252 -1.85729383  1.44529195</text:p>
            <text:p> -0.50169037  2.57577431 -0.31768783 -2.17101987  0.7911341  -0.31519573</text:p>
            <text:p> -3.12888753  0.14559228 -1.10653008  1.12344887  2.62534904 -2.40801635</text:p>
            <text:p> -6.20110479  0.26791911  6.79938777 -1.70048763  2.25407787 -0.0627652</text:p>
            <text:p>  1.57348574 -1.12797551 -0.13528136  0.71961756 -6.4417344  -2.31201057</text:p>
            <text:p>  1.60967535 -0.17303026  1.43491383  1.15288379 -1.34041833  2.92209923</text:p>
            <text:p>  1.35653064 -5.02734228 -4.27992835 -0.81540272 -1.91150047 -1.17344881</text:p>
            <text:p> -2.44381249  1.1818292   0.30554279 -5.73593989 -3.09587853 -1.72783916</text:p>
            <text:p>  0.11162521  1.48576447  1.28092246  0.49962755  3.62628566 -3.28351903</text:p>
            <text:p>  2.46079235  3.17819067 -2.81653177  0.69057976  1.79438743  0.34906136</text:p>
            <text:p>  1.05576534 -0.31770409 -2.68637246 -3.55497246  0.50385533  3.36975364</text:p>
            <text:p> -0.92089642 -3.45159768 -1.85487606  3.39026242 -2.08443283  1.894375</text:p>
            <text:p> -5.25430008  5.03442367 -0.87230823 -2.37141007 -3.18422099  0.443762</text:p>
            <text:p> -4.93167036 -4.04866843 -2.5413913  -1.04148243  6.86267662 -4.42090117</text:p>
            <text:p> -2.98918387 -1.51356606  1.16665774 -3.17863398 -3.87204945  0.43666678</text:p>
            <text:p> -4.0708488  -0.68979548  4.59073871  2.78427746  4.3419329   2.39167532</text:p>
            <text:p> -2.58841996  0.93508093 -1.19030776  3.16044202 -5.10756425  6.27617058</text:p>
            <text:p>  1.22139116  2.71014623  1.05787672  1.90565586 -3.43894296  2.24042483</text:p>
            <text:p> -0.65285974 -4.06402266  5.97010561  2.99543186  2.90665304 -2.87027308</text:p>
            <text:p> -3.89111296  1.33872014 -0.84830386 -1.32621505  4.23328428 -1.10540668</text:p>
            <text:p> -0.77698788  3.79947118 -1.23690133 -5.36494764  2.13934735  2.23693667</text:p>
            <text:p> -3.67570474  0.19201615 -9.71394697  1.41674434 -3.09448516  0.92490731</text:p>
            <text:p>  3.57100108  0.85618495 -0.81840344  2.36888021  0.63144168 -0.39338897</text:p>
            <text:p>  1.68021234  1.8759389   3.92744331  3.75698522  2.47367704  1.18852652</text:p>
            <text:p>  2.38946312  2.26826907 -1.54685896  4.47947978  1.77626041 -1.10897426</text:p>
            <text:p> -3.73251353  4.70812121 -1.58708094 -0.59847579  5.1948541   0.94704317</text:p>
            <text:p> -2.30685037  1.74620105 -2.25895391  1.63044735 -2.63911031  0.16172977</text:p>
            <text:p> -3.19393539 -4.08065328 -2.29032196  3.35417584 -1.0817994   2.02157999</text:p>
            <text:p> -4.73411052 -2.57620064 -4.98301786  6.05370689 -0.06251631  1.7499103</text:p>
            <text:p> -2.60999959 -5.98164073  4.02922632  3.21719915 -2.06604049 -0.20284492</text:p>
            <text:p>  1.04273375  4.14393732 -0.85596411 -2.86051563 -2.13753943  2.13596078</text:p>
            <text:p> -1.58427959 -2.82518402 -3.09227765 -6.70251411 -1.23514307 -1.44657459</text:p>
            <text:p> -4.05282792  2.24989198  1.99207603  3.07963968 -4.14887415 -1.40662521</text:p>
            <text:p> -3.50670021 -0.62026714  1.84675279 -0.0745672  -1.39166455  4.18405751</text:p>
            <text:p>  0.34773781  0.27140636 -2.10372093 -0.55635817 -0.61760398 -2.14008295</text:p>
            <text:p> -1.43458944 -2.28278095  6.63029592 -1.88093522  2.27080959 -2.15024013</text:p>
            <text:p> -4.67809419 -0.38893737 -4.79655167 -2.71291619 -1.76111767  1.42387766</text:p>
            <text:p>  4.46926738  3.49221631 -0.07350307 -3.79928555  2.81140758  1.79499104</text:p>
            <text:p> -1.97896456 -1.84904198 -2.79650753  1.59019125 -1.91333334 -3.74173034</text:p>
            <text:p>  0.67570003 -0.85444974  4.455255    2.24911937 -1.04350034 -1.65596683</text:p>
            <text:p>  3.57937917 -2.04992073 -2.89047239  2.51067308  2.16642912  0.07228534</text:p>
            <text:p>  4.31942884  1.96265269 -1.70184228 -2.88861562 -2.22736743  3.71243272</text:p>
            <text:p> -3.07773385 -1.11431485 -5.23389325 -1.99239742 -0.41302341  1.8702108</text:p>
            <text:p> -4.07946026 -0.42317305  0.11940643  1.01554566 -3.6783416  -0.40382023</text:p>
            <text:p> -3.71692559  0.38880111  2.82365646  4.24407565  2.0701556  -5.28861915</text:p>
            <text:p>  0.61279993 -0.30464113 -4.19867118  1.5066027   1.97689821 -2.34363506</text:p>
            <text:p> -0.81809208 -3.25617466 -0.04766232 -2.49924731  5.00438898  2.55960313</text:p>
            <text:p> -4.1959029   1.63641964 -0.25832586 -2.02855982 -1.69360572 -2.59050135</text:p>
            <text:p>  3.3697728  -0.03298558  3.73559766  0.09774829  0.92518135 -2.39998661</text:p>
            <text:p>  2.43094871 -2.37970264  2.08911476  0.66048841  1.80984953  7.22436829</text:p>
            <text:p>  1.3584563  -3.30096118  0.66536092 -0.77849191  2.49258531  2.13886105</text:p>
            <text:p> -0.58788023  0.22490625 -1.5772446  -0.06992    -2.09992999 -3.11620109</text:p>
            <text:p> -4.95586232  2.00859389  0.06861367  3.18864675 -0.96678806 -2.87566898</text:p>
            <text:p>  3.23595532 -2.89166143  1.01450555 -3.22880584 -1.76295119  1.55962859</text:p>
            <text:p>  5.2339696  -3.30390475 -2.79268452 -2.09087954  2.11947352 -1.15929806</text:p>
            <text:p>  2.08937826 -0.04999266  1.80853161 -1.59903329  0.76383088  0.71123283</text:p>
            <text:p>  1.24554206 -4.24297746 -2.35182601  1.22061971  2.61910889  3.45080687</text:p>
            <text:p> -5.34225666 -3.59448377  5.97057708  1.82947114 -2.40273846 -0.15499429</text:p>
            <text:p> -2.97858441 -0.66420505  0.66726834  3.27390443 -2.44614287 -0.68511875</text:p>
            <text:p>  1.05626284 -0.61828824 -1.76784703 -2.91762436  2.30179217  3.89195915</text:p>
            <text:p>  4.08729168  2.25221259 -3.45644799  1.06384631  3.79074469 -1.30047472</text:p>
            <text:p> -2.77051437  1.4721464  -1.61442497  0.69848988 -1.71104398 -4.69923698</text:p>
            <text:p>  1.29028251 -4.62693592  0.05557437  2.29311797  2.86580033 -0.98167274</text:p>
            <text:p>  6.47106393 -2.55399669 -1.79787415 -1.84046223 -4.58281798 -0.92375885</text:p>
            <text:p> -3.30455399 -2.19021226 -4.40503598  1.94509298 -0.21644336  1.26988886</text:p>
            <text:p>  2.00237939 -1.26499723  3.18342635  0.55538331 -1.51726498 -4.21583254</text:p>
            <text:p> -1.09983412 -0.4579968   3.60212934  0.18619581 -2.49295276  0.91480181</text:p>
            <text:p>  1.10034    -1.94661155  2.49121232  0.2228157  -0.20530015 -6.12325083</text:p>
            <text:p> -2.92098961 -3.16226     1.19516539  1.19510374  0.57395667  4.22156357</text:p>
            <text:p> -0.41044753 -1.18898951 -2.44679483 -3.24272608 -3.07804329  0.28568206</text:p>
            <text:p>  3.40895688 -1.89237732  2.86530132 -4.05881354 -4.45716154 -5.40084624</text:p>
            <text:p>  2.94469139  1.13424025 -2.49628122  1.42109263  2.43203828 -0.47138605</text:p>
            <text:p> -2.13777574  1.0592377  -1.38010885  1.69406101 -1.53326851  0.29739065</text:p>
            <text:p>  2.18076042 -2.58931884 -2.61463908 -2.42983676  2.02724387  1.49239823</text:p>
            <text:p> -2.02469289  3.57994725  1.61316778 -3.51564119 -2.88670983  1.41163272</text:p>
            <text:p> -0.63155351 -2.76404124  2.45867835 -0.4283509   1.61163169  1.22833379</text:p>
            <text:p>  3.93709513  3.03933927 -3.49414561  0.0104961   1.18525027 -0.11466256</text:p>
            <text:p> -3.73932211  0.94817978  6.16157457  1.72080923 -5.47122452  1.1642208</text:p>
            <text:p>  2.33449839 -3.66202506 -2.60047021 -4.82043369 -1.91873645 -3.50339562</text:p>
            <text:p>  0.93192542  1.14525949  2.03887085  5.99382836  2.66633685 -1.40831177</text:p>
            <text:p> -1.57352426 -2.2460714   1.17299736  2.88899966 -0.66151393  1.37332612</text:p>
            <text:p> -4.70316174 -0.38045721 -1.16675933 -2.46311497 -2.48652703  0.25151055</text:p>
            <text:p> -1.80340847 -3.04240287  2.00256305 -0.2340722  -1.53907145 -3.89886795</text:p>
            <text:p>  3.5850414  -2.93273554 -4.13609688  0.26332975  4.56069075 -1.99789731</text:p>
            <text:p>  1.48963917 -0.87982246  0.07017717  2.35909476  3.78078167  4.30452371</text:p>
            <text:p> -2.0971142   6.43022788  0.31984633  1.26022811  1.27251908 -1.18945975</text:p>
            <text:p>  4.02187666  3.96844406 -2.36002653 -2.36742741  0.12277692 -7.60708504</text:p>
            <text:p> -1.48248383  0.59774957 -0.87951827 -0.99687092 -1.86340328 -3.50617602</text:p>
            <text:p> -1.46888131 -2.41924026  1.59086909 -2.20351345 -5.26338941  1.58896087</text:p>
            <text:p>  2.11694883  2.41423294 -3.26234711  2.02367732 -1.97852794  2.2050221</text:p>
            <text:p>  2.92832745 -6.70740037 -3.32322863  6.00229416  0.20509238 -2.115772</text:p>
            <text:p>  1.42762576 -2.08577101 -3.20097796  1.09649661  1.7765544  -1.50944707</text:p>
            <text:p>  1.71922394 -0.81707587  1.81217564  4.97257642  1.80388671 -1.37162038</text:p>
            <text:p>  1.66580423  2.26557317 -3.89069622  2.2197876   2.50979946  2.46358747</text:p>
            <text:p> -7.43519834  1.20265747  0.73968805  2.35328055  1.92338739  1.17795198</text:p>
            <text:p> -2.42143014  1.08159576 -1.71365201  1.56298122  2.87296633  0.45730419</text:p>
            <text:p>  3.6976532  -1.59397737 -0.62959788 -2.07251835]</text:p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[ 7.82889547e+00 -1.47772268e+00 -8.04745631e-01  6.01567213e+00</text:p>
            <text:p>  4.83253460e+00  5.73703414e-01 -2.73690449e+00 -1.12293209e+00</text:p>
            <text:p> -1.81766547e+00  5.80634610e-01 -1.01517886e+00 -9.54934947e+00</text:p>
            <text:p> -7.11608140e+00 -8.36112282e+00 -3.90952465e+00 -5.66968027e+00</text:p>
            <text:p> -9.14223824e-01 -1.61562962e+00 -1.20597115e+00  1.05432257e+01</text:p>
            <text:p>  5.33198570e+00  6.36023299e-01  7.46070327e+00 -1.87573812e+00</text:p>
            <text:p> -4.64808295e+00  4.08642513e+00 -2.52566465e+00 -1.04979353e+01</text:p>
            <text:p>  4.59696219e+00  5.55451600e+00  1.94185164e+00  2.77821906e+00</text:p>
            <text:p> -4.03890507e+00 -1.38758630e+00  2.21389662e+00 -1.76880371e-01</text:p>
            <text:p>  3.69241158e+00  6.99366358e+00 -4.04715396e+00 -3.86782186e+00</text:p>
            <text:p>  4.86799698e-01 -4.55401402e+00  1.28482430e+00 -3.10587295e+00</text:p>
            <text:p> -3.43516222e+00 -3.03387911e+00 -1.79693530e+00  5.77464388e+00</text:p>
            <text:p>  2.20651040e+00 -1.46314761e+01 -1.99704173e+00 -2.64517518e+00</text:p>
            <text:p> -5.15333859e+00 -3.15391277e+00 -2.14110846e+00 -5.90441569e+00</text:p>
            <text:p> -4.32638590e+00  3.32599323e-02 -4.29835410e-02 -3.37348500e+00</text:p>
            <text:p>  5.61150692e-01 -1.86961008e+00 -7.25846273e-01  5.24226146e+00</text:p>
            <text:p>  9.38802655e-01  2.14281626e+00 -1.42030035e+00  3.12531401e+00</text:p>
            <text:p>  5.48505307e+00 -6.92733255e+00  9.54053497e+00  8.77070711e-01</text:p>
            <text:p> -1.85142335e+00 -1.03647193e+00 -8.31862797e-03  2.56824971e+00</text:p>
            <text:p> -3.99616517e+00  8.04504164e-01 -6.46073871e+00  1.77939757e-01</text:p>
            <text:p>  2.22504161e+00  6.08475830e+00 -4.92062850e+00  5.40492558e-02</text:p>
            <text:p> -7.77403138e-01 -3.23261877e+00  7.60692658e+00  1.33229567e+00</text:p>
            <text:p>  2.90755548e+00  5.10758477e+00 -4.78699732e+00  3.69954889e-01</text:p>
            <text:p> -4.93121012e-01 -2.43445171e+00 -5.15823347e+00  4.48128838e+00</text:p>
            <text:p>  3.07588999e+00 -1.50586375e+00  1.09628204e+01  3.28215446e+00</text:p>
            <text:p> -7.47726502e+00 -4.32966948e+00  1.07149942e+00 -2.33648877e+00</text:p>
            <text:p> -7.47980661e+00  1.19488900e+00  1.11807861e+00  2.01433141e-01</text:p>
            <text:p>  1.83502734e+00  2.60603813e+00  2.01482980e+00  6.64060852e-01</text:p>
            <text:p> -5.47878850e+00 -9.01152356e+00 -8.51173627e-01  3.54408784e+00</text:p>
            <text:p>  1.92770429e-01 -4.44304559e+00 -5.43864007e+00  1.85394992e+00</text:p>
            <text:p> -3.95572474e+00  7.37092231e+00  1.89466766e+00 -3.66801978e+00</text:p>
            <text:p> -2.58011203e+00  6.68040712e+00  4.71176966e+00 -5.62433885e+00</text:p>
            <text:p>  3.30576321e+00 -5.58613548e+00  1.03467227e+00  6.15394555e-01</text:p>
            <text:p> -2.07319964e+00  1.87577837e+00  1.15008953e+00 -4.15805858e+00</text:p>
            <text:p> -6.68341592e-02  6.67976230e+00  1.96772149e+00  1.73910126e+00</text:p>
            <text:p> -1.52883096e+00  1.72501348e+00 -3.57016767e+00 -2.61321013e+00</text:p>
            <text:p> -4.09018439e+00 -3.07145592e+00 -1.00690952e-01  1.45859140e+00</text:p>
            <text:p> -5.25396556e+00 -8.62753413e-01  4.03760426e+00 -5.64776030e+00</text:p>
            <text:p> -8.18203493e-01  6.77188015e-02  8.03679425e+00  7.26029673e+00</text:p>
            <text:p> -4.56068617e+00 -2.91771905e+00 -3.48200497e+00  2.94318711e+00</text:p>
            <text:p> -7.02514087e+00  3.08247087e+00  3.97477126e+00  8.45542641e+00</text:p>
            <text:p> -3.39748267e+00  1.59400707e+00  1.92225423e+00 -3.05216287e+00</text:p>
            <text:p> -3.46904038e+00 -1.12606640e+01 -1.09883548e+00 -3.02662430e+00</text:p>
            <text:p>  3.97691934e+00  1.44022219e+00 -1.03841374e+01  4.51771784e+00</text:p>
            <text:p> -1.45237111e+00  3.36728852e+00  1.74954644e+00  4.78850245e+00</text:p>
            <text:p> -2.51069710e-01 -4.31854747e+00  2.98236668e+00  1.45016209e+01</text:p>
            <text:p>  2.75225166e+00 -6.38592573e+00  4.75514703e+00  2.42262006e+00</text:p>
            <text:p> -2.27166298e+00 -5.92444013e+00 -5.33297535e+00  6.17155159e+00</text:p>
            <text:p> -5.96532129e+00  3.41478161e+00 -2.03687380e+00 -2.61462233e+00</text:p>
            <text:p> -1.09347841e+00  2.41306809e+00  4.25183581e+00  8.92480431e+00</text:p>
            <text:p> -8.60398409e+00 -2.98990987e-01  3.64183526e+00  3.89539721e+00</text:p>
            <text:p> -4.48014662e+00  2.77270433e+00 -6.09995075e+00 -1.82253716e+00</text:p>
            <text:p> -1.12255539e+00  1.52117160e+00  3.05273524e+00 -3.36160638e-02</text:p>
            <text:p> -7.41770065e+00 -4.84752979e+00  7.49613721e-01 -5.78873148e-01</text:p>
            <text:p> -7.25429704e+00  8.62308663e-01 -4.82301121e+00 -8.64249870e-01</text:p>
            <text:p> -5.33054027e+00  3.27043193e+00  2.00803102e+00 -6.41491878e+00</text:p>
            <text:p>  4.55497808e+00  4.40550234e+00  1.82089461e+00 -3.43587262e+00</text:p>
            <text:p> -3.19248243e+00 -4.37050365e+00  1.78044629e+00  4.04892560e-02</text:p>
            <text:p> -1.64460233e+00 -3.81121383e+00 -1.04626990e+01  2.23584022e+00</text:p>
            <text:p> -6.79364811e+00  2.27963541e+00  1.88690803e+00 -3.52150941e+00</text:p>
            <text:p>  4.96922472e+00  4.06660823e+00  3.57365320e+00  2.29348214e+00</text:p>
            <text:p> -3.24917515e+00  5.20506754e-01 -3.93870498e+00  2.73589981e+00</text:p>
            <text:p>  4.68208270e+00  2.72920939e+00 -5.15013767e+00 -1.83306655e+00</text:p>
            <text:p>  6.74085406e+00 -7.35863367e+00 -4.59720490e+00  2.53680546e+00</text:p>
            <text:p>  2.46318675e+00 -3.72546556e+00  6.93205886e-01  2.94136243e+00</text:p>
            <text:p>  3.38169173e+00  2.87659966e+00 -5.09959220e-01  6.77732813e+00</text:p>
            <text:p> -1.79223699e+00 -3.01497600e+00  1.30662788e+01 -1.64945377e+00</text:p>
            <text:p> -2.05403113e+00  7.56803037e+00 -4.33198690e+00 -3.75351126e+00</text:p>
            <text:p> -5.91190113e-01  5.48440155e-02 -3.80703556e+00 -2.15861915e+00</text:p>
            <text:p>  3.45321883e+00 -4.70442641e+00  2.04142230e+00  1.47379251e+00</text:p>
            <text:p>  4.75895535e+00  3.24498929e+00  4.54601718e+00  3.44275740e+00</text:p>
            <text:p>  2.09050965e+00  2.98969340e-01 -2.44276957e+00 -7.73032091e+00</text:p>
            <text:p> -1.95767266e+00 -7.40892524e+00  1.00121663e+00 -6.52997227e+00</text:p>
            <text:p>  1.95977033e+00  2.54928794e+00  1.07254559e+00  5.31769638e+00</text:p>
            <text:p>  6.89144472e-01 -9.09326544e-01 -6.21910722e+00  1.47913414e+00</text:p>
            <text:p> -2.23939809e+00  5.16041530e+00  2.69456822e+00 -1.33724157e+01</text:p>
            <text:p> -4.31386400e-01 -9.63816250e-01  2.95547879e+00 -5.88354056e+00</text:p>
            <text:p> -2.16445381e+00  4.44169145e+00  3.72750050e+00  7.98201152e-01</text:p>
            <text:p>  4.48621455e+00  5.98777131e+00 -5.52873114e+00 -4.73648051e+00</text:p>
            <text:p> -5.75433466e+00 -1.93248562e+00 -2.62690553e+00  3.61215626e+00</text:p>
            <text:p> -3.18557051e+00  2.26509716e+00 -2.98812692e+00 -4.25457935e+00</text:p>
            <text:p> -9.81760552e-01  7.83384775e+00  4.85347946e+00 -2.07841470e+00</text:p>
            <text:p> -1.55825210e+00  2.48561212e+00 -5.35569004e+00  5.58484046e+00</text:p>
            <text:p>  3.61006980e-01 -1.60422766e+00 -9.48356625e-01  1.73411247e+00</text:p>
            <text:p>  2.56616494e+00  7.91397400e+00 -1.09322762e+00  4.58807231e+00</text:p>
            <text:p> -1.31880876e+01 -2.70112390e+00 -1.90250772e+00 -7.04964208e-01</text:p>
            <text:p>  1.81892585e+00  2.16573296e+00 -6.83277488e+00  3.41193631e+00</text:p>
            <text:p>  6.89396406e+00 -4.84050194e-01  8.37818229e+00 -7.17785892e+00</text:p>
            <text:p>  8.64212013e-01  3.44946603e+00 -4.95318128e+00  3.30914314e+00</text:p>
            <text:p>  4.77505904e+00 -7.66886236e+00  3.82657206e+00  4.76007078e+00</text:p>
            <text:p> -1.03209201e+01  4.74044993e+00  1.30434206e+00 -5.78659520e+00</text:p>
            <text:p> -2.43077629e-01 -4.37709421e+00 -1.91794874e+00  4.38991228e+00</text:p>
            <text:p>  2.72164235e+00 -4.88347287e+00  1.76114412e+00  3.05511988e+00</text:p>
            <text:p> -1.81485430e+00 -6.09771121e+00  3.29957540e+00 -4.94495285e+00</text:p>
            <text:p> -5.21853901e+00  1.98107514e+00 -4.43463822e+00  1.63522529e+00</text:p>
            <text:p>  8.38721405e-01 -1.34341976e+00 -1.99700397e+00  7.98594054e+00</text:p>
            <text:p>  6.86642634e+00 -2.19190890e+00  4.23876945e+00 -9.58994875e+00</text:p>
            <text:p> -3.57191528e+00  2.66734242e+00  1.80760134e+00 -4.25613822e+00</text:p>
            <text:p> -1.70245130e+00 -3.12075096e+00 -6.86433105e+00  2.78751607e+00</text:p>
            <text:p> -2.48267501e+00  2.93986973e+00 -6.63123091e+00  2.44026015e+00</text:p>
            <text:p> -2.72184963e+00  1.27758378e+00  2.53882870e+00 -8.37563755e+00</text:p>
            <text:p>  4.19960349e+00 -1.14982245e+00 -6.09277307e+00 -5.40768972e+00</text:p>
            <text:p>  5.28748162e+00  3.24145240e+00 -5.34317577e+00  2.08257612e+00</text:p>
            <text:p>  2.57108040e+00  4.47666753e+00  3.42177645e+00  4.01344837e+00</text:p>
            <text:p>  5.79721953e+00 -4.80187720e+00  6.89028568e+00  2.19240980e+00</text:p>
            <text:p>  1.15861747e+00  4.48762720e+00  2.19699927e+00 -7.55903535e-01</text:p>
            <text:p> -2.89789910e+00  2.16946989e+00 -7.05912363e-01  3.75242006e+00</text:p>
            <text:p> -7.44534088e-01 -3.06233343e+00  1.02791617e+00 -3.04818215e-01</text:p>
            <text:p> -4.73483115e+00 -8.23810607e-02 -2.02747528e+00  1.97780774e+00</text:p>
            <text:p>  3.93488294e+00 -4.18110809e+00 -9.40449487e+00  4.66176902e-01</text:p>
            <text:p>  1.15935539e+01 -2.64731285e+00  3.52815054e+00 -2.18682272e-02</text:p>
            <text:p>  2.14240521e+00 -1.78789954e+00  3.10464134e-01  1.39637346e+00</text:p>
            <text:p> -1.03303369e+01 -4.03439448e+00  2.40321791e+00 -2.57920126e-01</text:p>
            <text:p>  2.24170680e+00  2.05586215e+00 -1.57705680e+00  5.10284854e+00</text:p>
            <text:p>  2.17947719e+00 -7.89292402e+00 -6.92265170e+00 -1.43115640e+00</text:p>
            <text:p> -2.82256318e+00 -1.52466835e+00 -3.48667597e+00  1.92404044e+00</text:p>
            <text:p>  5.45095131e-01 -9.15189966e+00 -4.96679177e+00 -2.71495823e+00</text:p>
            <text:p> -5.01448137e-01  2.15300770e+00  1.43626280e+00  5.25775237e-01</text:p>
            <text:p>  5.77718525e+00 -5.22628698e+00  3.08659270e+00  4.38905328e+00</text:p>
            <text:p> -4.55124004e+00  1.13880319e+00  2.69153762e+00  5.86522908e-01</text:p>
            <text:p>  1.49358402e+00 -6.50683157e-01 -4.62857699e+00 -5.62051249e+00</text:p>
            <text:p>  7.76188071e-01  5.24165906e+00 -1.51666532e+00 -5.20553591e+00</text:p>
            <text:p> -3.25337532e+00  6.02847739e+00 -4.05135556e+00  3.16405164e+00</text:p>
            <text:p> -8.16852200e+00  8.23679347e+00 -1.12271508e+00 -3.69380935e+00</text:p>
            <text:p> -5.47326526e+00  3.87844781e-01 -7.71676379e+00 -6.66171157e+00</text:p>
            <text:p> -4.15802889e+00 -1.71272908e+00  1.11514299e+01 -6.64077390e+00</text:p>
            <text:p> -4.99128486e+00 -1.99083833e+00  1.81000230e+00 -5.17537490e+00</text:p>
            <text:p> -5.83765464e+00  8.23751841e-01 -6.14742066e+00 -1.09457582e+00</text:p>
            <text:p>  7.02645419e+00  3.89841373e+00  7.89615246e+00  3.77070373e+00</text:p>
            <text:p> -4.08418064e+00  1.35126700e+00 -1.68972958e+00  5.57256516e+00</text:p>
            <text:p> -7.98475455e+00  1.03506090e+01  1.47688490e+00  4.75244205e+00</text:p>
            <text:p>  1.54002285e+00  2.89495300e+00 -5.63843101e+00  3.03335653e+00</text:p>
            <text:p> -1.45411151e+00 -6.01343282e+00  1.01011966e+01  3.69996481e+00</text:p>
            <text:p>  4.40781121e+00 -5.03880233e+00 -6.02732537e+00  1.97192712e+00</text:p>
            <text:p> -1.16321548e+00 -2.12761906e+00  6.75100799e+00 -1.64361490e+00</text:p>
            <text:p> -1.07753954e+00  6.46604263e+00 -2.58718144e+00 -8.76381726e+00</text:p>
            <text:p>  3.51720980e+00  3.54712588e+00 -6.34524797e+00  5.12146758e-01</text:p>
            <text:p> -1.57996250e+01  1.99434939e+00 -4.92466091e+00  6.71051775e-01</text:p>
            <text:p>  5.87300228e+00  6.65839046e-01 -1.85890079e+00  3.68870938e+00</text:p>
            <text:p>  7.77333394e-01 -3.54150125e-01  1.98273093e+00  3.44600089e+00</text:p>
            <text:p>  6.37668818e+00  6.17047170e+00  3.88034680e+00  1.84314549e+00</text:p>
            <text:p>  3.82661149e+00  3.86174506e+00 -2.42286991e+00  7.43590529e+00</text:p>
            <text:p>  1.97096391e+00 -1.85298111e+00 -5.88956225e+00  7.98780647e+00</text:p>
            <text:p> -2.72669591e+00 -1.66819526e+00  8.31760553e+00  1.27390509e+00</text:p>
            <text:p> -3.66365614e+00  2.39378353e+00 -3.18198797e+00  2.68020776e+00</text:p>
            <text:p> -4.33743432e+00  7.38279961e-01 -5.11820581e+00 -6.65656924e+00</text:p>
            <text:p> -3.87064659e+00  5.33493051e+00 -1.81441041e+00  2.85568215e+00</text:p>
            <text:p> -7.88637643e+00 -4.41522398e+00 -8.54919430e+00  1.03405256e+01</text:p>
            <text:p>  2.48258371e-01  2.30050233e+00 -4.19898703e+00 -9.55595322e+00</text:p>
            <text:p>  6.39358284e+00  5.16306460e+00 -2.78908905e+00 -7.78807335e-01</text:p>
            <text:p>  1.49082934e+00  6.01441251e+00 -1.05139564e+00 -3.76426709e+00</text:p>
            <text:p> -3.38034905e+00  3.49602658e+00 -1.95261572e+00 -4.17815600e+00</text:p>
            <text:p> -5.12920444e+00 -1.07258915e+01 -1.88127422e+00 -1.31549887e+00</text:p>
            <text:p> -6.56515865e+00  3.23345512e+00  2.63957921e+00  5.09679469e+00</text:p>
            <text:p> -6.89407899e+00 -1.85105687e+00 -5.53449013e+00 -1.63350227e+00</text:p>
            <text:p>  2.40168490e+00 -2.43461204e-01 -2.07890852e+00  5.67235843e+00</text:p>
            <text:p>  4.76582893e-01 -4.57936792e-02 -3.25731044e+00 -1.29239133e+00</text:p>
            <text:p> -1.24030187e+00 -3.85914645e+00 -2.06052099e+00 -4.08508645e+00</text:p>
            <text:p>  1.11327438e+01 -3.04207833e+00  3.63309048e+00 -3.72824567e+00</text:p>
            <text:p> -7.69573708e+00 -6.12173584e-01 -7.60738921e+00 -3.57962254e+00</text:p>
            <text:p> -2.90408525e+00  2.23840002e+00  7.06344025e+00  5.83430081e+00</text:p>
            <text:p> -4.81752964e-02 -5.96091850e+00  4.77576833e+00  2.82292583e+00</text:p>
            <text:p> -3.31475985e+00 -3.33331223e+00 -4.12009892e+00  2.48489094e+00</text:p>
            <text:p> -3.04516208e+00 -5.98712160e+00  9.35240225e-01 -1.35957399e+00</text:p>
            <text:p>  7.29873400e+00  2.92565136e+00 -1.81789989e+00 -2.79690404e+00</text:p>
            <text:p>  5.81262377e+00 -3.05150277e+00 -4.87050838e+00  3.44174884e+00</text:p>
            <text:p>  3.29796206e+00  5.23128522e-01  7.44994016e+00  2.72837123e+00</text:p>
            <text:p> -2.88695307e+00 -4.31574209e+00 -3.38136239e+00  6.10319076e+00</text:p>
            <text:p> -4.82749967e+00 -1.47450301e+00 -7.98440606e+00 -3.01590272e+00</text:p>
            <text:p> -6.11618236e-01  2.82066495e+00 -6.43265272e+00 -1.48608167e-01</text:p>
            <text:p> -1.39989071e-01  2.02046842e+00 -6.62867535e+00 -9.30283800e-01</text:p>
            <text:p> -6.32816120e+00  5.73579669e-01  3.79003145e+00  6.70501718e+00</text:p>
            <text:p>  3.09501097e+00 -8.08052592e+00  1.20281386e+00 -7.51598527e-01</text:p>
            <text:p> -7.25055887e+00  2.31063834e+00  3.08006454e+00 -3.62324346e+00</text:p>
            <text:p> -1.32944746e+00 -5.17458471e+00 -4.06352807e-01 -4.20007909e+00</text:p>
            <text:p>  8.18613333e+00  3.37051916e+00 -6.33361350e+00  2.30682498e+00</text:p>
            <text:p> -5.88354611e-01 -3.10061696e+00 -2.37211729e+00 -3.71262946e+00</text:p>
            <text:p>  4.63254993e+00  5.98893997e-02  6.58851251e+00  6.61029159e-01</text:p>
            <text:p>  1.16299660e+00 -3.92424843e+00  3.51892926e+00 -3.88509575e+00</text:p>
            <text:p>  3.57364715e+00  6.20793320e-01  2.65934535e+00  1.16386811e+01</text:p>
            <text:p>  1.88414803e+00 -4.90730547e+00  1.34394869e+00 -1.10280593e+00</text:p>
            <text:p>  3.22952601e+00  3.06918107e+00 -5.52993969e-01  5.17173378e-01</text:p>
            <text:p> -3.01662619e+00 -1.43454140e-01 -2.63227095e+00 -4.86793822e+00</text:p>
            <text:p> -7.91312578e+00  3.27365557e+00 -2.61985672e-02  5.64070327e+00</text:p>
            <text:p> -2.35870483e+00 -4.84004809e+00  5.20851678e+00 -4.44251577e+00</text:p>
            <text:p>  1.77268194e+00 -4.81352649e+00 -2.90823761e+00  2.75989147e+00</text:p>
            <text:p>  8.50573617e+00 -4.96093419e+00 -4.69372652e+00 -3.23464554e+00</text:p>
            <text:p>  3.52254854e+00 -2.21430270e+00  2.82400126e+00 -2.52202148e-01</text:p>
            <text:p>  3.12619719e+00 -2.97691047e+00  1.48541578e+00  1.35093318e+00</text:p>
            <text:p>  1.64271186e+00 -6.46311463e+00 -4.18523644e+00  1.99744240e+00</text:p>
            <text:p>  3.41152451e+00  5.41162372e+00 -8.43003321e+00 -5.09596433e+00</text:p>
            <text:p>  1.00835428e+01  2.36169246e+00 -4.26619582e+00  1.55503475e-01</text:p>
            <text:p> -4.67596386e+00 -1.24786560e+00  1.24064290e+00  4.29275955e+00</text:p>
            <text:p> -3.40310559e+00 -1.48616890e+00  1.70292216e+00 -6.44703516e-01</text:p>
            <text:p> -2.21822448e+00 -4.88173086e+00  3.73604586e+00  6.47908762e+00</text:p>
            <text:p>  6.64629478e+00  3.65947383e+00 -6.05926686e+00  1.50143309e+00</text:p>
            <text:p>  5.82720488e+00 -2.06186359e+00 -3.79537013e+00  2.39412531e+00</text:p>
            <text:p> -3.06500596e+00  1.15930431e+00 -2.64284663e+00 -7.18586887e+00</text:p>
            <text:p>  2.98036309e+00 -7.61283339e+00 -1.16901836e-01  2.96319733e+00</text:p>
            <text:p>  5.12844639e+00 -1.15536539e+00  1.07928660e+01 -3.61036781e+00</text:p>
            <text:p> -2.98212400e+00 -3.06211673e+00 -7.80311104e+00 -1.63842359e+00</text:p>
            <text:p> -5.52293665e+00 -3.13744148e+00 -6.99995921e+00  2.81552511e+00</text:p>
            <text:p> -2.38724847e-01  2.41485097e+00  2.67269506e+00 -2.50208787e+00</text:p>
            <text:p>  5.27746113e+00  9.42953080e-01 -2.63431953e+00 -6.24024903e+00</text:p>
            <text:p> -1.86303813e+00 -3.73058324e-01  4.48617219e+00  3.88467517e-01</text:p>
            <text:p> -4.07893605e+00  1.68685607e+00  2.14476567e+00 -2.54710781e+00</text:p>
            <text:p>  3.48301159e+00  3.68254953e-01 -4.35724546e-01 -1.01281631e+01</text:p>
            <text:p> -4.50081245e+00 -5.07836792e+00  1.49839713e+00  1.66349568e+00</text:p>
            <text:p>  1.23249716e+00  7.35483515e+00 -7.18743441e-01 -1.95109139e+00</text:p>
            <text:p> -3.89235550e+00 -5.56840952e+00 -4.88097492e+00  1.91995245e-01</text:p>
            <text:p>  5.11861237e+00 -2.86923240e+00  5.46756853e+00 -6.84762289e+00</text:p>
            <text:p> -6.42397696e+00 -8.30849461e+00  4.85853387e+00  1.37188840e+00</text:p>
            <text:p> -3.95973330e+00  2.38921810e+00  4.07078175e+00 -3.94614310e-01</text:p>
            <text:p> -3.00619942e+00  1.52168825e+00 -1.71841379e+00  2.21634167e+00</text:p>
            <text:p> -1.84726470e+00  5.55015411e-01  3.79252286e+00 -3.82101044e+00</text:p>
            <text:p> -4.44128129e+00 -4.43214855e+00  3.09794541e+00  2.94474728e+00</text:p>
            <text:p> -3.01958620e+00  6.02140486e+00  1.93221069e+00 -5.66965511e+00</text:p>
            <text:p> -4.33412811e+00  2.32751564e+00 -1.46969896e+00 -4.15154830e+00</text:p>
            <text:p>  3.42065568e+00 -4.53750379e-01  2.12507625e+00  1.79307691e+00</text:p>
            <text:p>  6.32229422e+00  4.77208072e+00 -5.53307221e+00 -1.54218965e-01</text:p>
            <text:p>  1.67943514e+00  2.40406883e-01 -5.90497747e+00  1.06029758e+00</text:p>
            <text:p>  1.00200819e+01  2.15004170e+00 -9.24475591e+00  1.77117220e+00</text:p>
            <text:p>  3.89984971e+00 -5.71973896e+00 -3.98597959e+00 -7.55542974e+00</text:p>
            <text:p> -3.35911267e+00 -5.56893261e+00  7.56270680e-01  1.94561061e+00</text:p>
            <text:p>  2.92586568e+00  9.80938533e+00  4.06687229e+00 -2.60775500e+00</text:p>
            <text:p> -2.57821830e+00 -3.52899155e+00  1.64141203e+00  4.40754080e+00</text:p>
            <text:p> -7.07163499e-01  2.37667052e+00 -7.27732030e+00 -9.32856111e-01</text:p>
            <text:p> -2.02672484e+00 -3.76799409e+00 -4.22984781e+00  6.58434365e-02</text:p>
            <text:p> -2.93571913e+00 -4.40983905e+00  2.24979498e+00 -3.83135064e-02</text:p>
            <text:p> -1.69435882e+00 -6.31056992e+00  5.51577896e+00 -4.54425355e+00</text:p>
            <text:p> -6.40928975e+00 -1.64389258e-01  7.88328221e+00 -2.69901182e+00</text:p>
            <text:p>  2.10313396e+00 -1.70688985e+00 -5.55247276e-02  3.41968579e+00</text:p>
            <text:p>  5.99827395e+00  6.63154114e+00 -3.74982428e+00  1.06864935e+01</text:p>
            <text:p>  2.55990284e-01  1.70025400e+00  1.88407442e+00 -1.93438127e+00</text:p>
            <text:p>  5.73772240e+00  7.17267296e+00 -3.65860600e+00 -3.53494591e+00</text:p>
            <text:p>  3.14167940e-01 -1.23038809e+01 -2.33653458e+00  7.65953432e-01</text:p>
            <text:p> -1.48324057e+00 -1.85299762e+00 -2.99624534e+00 -5.19150591e+00</text:p>
            <text:p> -2.30414258e+00 -3.68256334e+00  2.27863441e+00 -3.48342963e+00</text:p>
            <text:p> -8.49991893e+00  2.05977591e+00  2.67968177e+00  3.41480153e+00</text:p>
            <text:p> -5.48075864e+00  3.36599350e+00 -3.71401487e+00  3.97958706e+00</text:p>
            <text:p>  4.13423558e+00 -1.04622615e+01 -5.67189614e+00  9.73762277e+00</text:p>
            <text:p>  1.62625474e-02 -3.39563367e+00  2.42157700e+00 -3.80146750e+00</text:p>
            <text:p> -5.02238371e+00  1.69927303e+00  2.80531840e+00 -2.88751256e+00</text:p>
            <text:p>  2.94080845e+00 -1.92760478e+00  2.90489327e+00  7.71360697e+00</text:p>
            <text:p>  2.97454464e+00 -2.59813075e+00  2.91342891e+00  3.04292396e+00</text:p>
            <text:p> -6.59393377e+00  2.80841942e+00  3.06683504e+00  3.39577245e+00</text:p>
            <text:p> -1.18060331e+01  1.63925890e+00  4.42551947e-01  3.55706261e+00</text:p>
            <text:p>  2.96446577e+00  2.25596927e+00 -3.87915949e+00  2.00085430e+00</text:p>
            <text:p> -2.58496767e+00  1.96291664e+00  4.49563534e+00  6.87009625e-01</text:p>
            <text:p>  6.03371313e+00 -3.08668573e+00 -7.69071467e-01 -3.40924036e+00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Chunks do not add up to shape. Got chunks=((20,),), shape=(10,)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verse_transform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dict</text:p>
          </table:table-cell>
          <table:table-cell table:style-name="ce3" office:value-type="string" calcext:value-type="string">
            <text:p>[1 0 0 1 1 1 0 0 0 1 0 0 0 0 0 0 0 0 0 1 1 1 1 0 0 1 0 0 1 1 1 1 0 0 1 0 1</text:p>
            <text:p> 1 0 0 1 0 1 0 0 0 0 1 1 0 0 0 0 0 0 0 0 1 0 0 1 0 0 1 1 1 0 1 1 0 1 1 0 0</text:p>
            <text:p> 1 1 0 1 0 1 1 1 0 1 0 0 1 1 1 1 0 1 0 0 0 1 1 0 1 1 0 0 1 0 0 1 1 1 1 1 1</text:p>
            <text:p> 1 0 0 0 1 1 0 0 1 0 1 1 0 0 1 1 0 1 0 1 1 0 1 1 0 0 1 1 1 0 1 0 0 0 0 1 1</text:p>
            <text:p> 0 0 1 0 0 0 1 1 0 0 0 1 0 1 1 1 0 1 1 0 0 0 0 0 1 1 0 1 0 1 1 1 1 0 1 1 1</text:p>
            <text:p> 0 1 1 0 0 0 1 0 1 0 0 0 1 1 1 0 0 1 1 0 1 0 0 0 1 1 0 0 0 1 0 0 1 0 0 0 1</text:p>
            <text:p> 1 0 1 1 1 0 0 0 1 1 0 0 0 1 0 1 1 0 1 1 1 1 0 1 0 1 1 1 0 0 1 0 0 1 1 0 1</text:p>
            <text:p> 1 1 1 0 1 0 0 1 0 0 1 0 0 0 1 0 0 1 0 1 1 1 1 1 1 1 1 0 0 0 0 1 0 1 1 1 1</text:p>
            <text:p> 1 0 0 1 0 1 1 0 0 0 1 0 0 1 1 1 1 1 0 0 0 0 0 1 0 1 0 0 0 1 1 0 0 1 0 1 1</text:p>
            <text:p> 0 0 1 1 1 0 1 0 0 0 0 1 1 0 1 1 0 1 0 1 1 0 1 1 0 1 1 0 1 1 0 0 0 0 1 1 0</text:p>
            <text:p> 1 1 0 0 1 0 0 1 0 1 1 0 0 1 1 0 1 0 0 1 1 0 0 0 0 1 0 1 0 1 0 1 1 0 1 0 0</text:p>
            <text:p> 0 1 1 0 1 1 1 1 1 1 0 1 1 1 1 1 0 0 1 0 1 0 0 1 0 0 1 0 1 1 0 0 1 1 0 1 0</text:p>
            <text:p> 1 0 0 1 0 0 1 0 1 1 0 1 1 0 0 0 0 0 0 1 1 0 0 0 1 1 1 1 1 0 1 1 0 1 1 1 1</text:p>
            <text:p> 0 0 0 1 1 0 0 0 1 0 1 0 1 0 0 0 1 0 0 0 0 1 0 0 0 1 0 0 1 0 0 1 1 1 1 0 1</text:p>
            <text:p> 0 1 0 1 1 1 1 1 0 1 0 0 1 1 1 0 0 1 0 0 1 0 0 1 0 0 1 1 0 1 0 1 0 1 1 1 0</text:p>
            <text:p> 1 1 0 1 1 1 1 1 1 1 1 0 1 1 0 0 1 0 0 1 1 0 1 0 1 0 1 0 0 0 1 0 1 0 0 0 1</text:p>
            <text:p> 0 1 0 0 1 1 0 0 1 1 0 0 0 1 0 0 0 0 0 0 0 1 1 1 0 0 0 0 1 0 0 1 1 1 0 0 0</text:p>
            <text:p> 0 0 0 1 0 1 0 0 0 0 0 0 1 1 1 0 0 1 1 0 0 0 1 0 0 1 0 1 1 0 0 1 0 0 1 1 1</text:p>
            <text:p> 1 1 0 0 0 1 0 0 0 0 0 1 0 0 1 1 0 0 0 1 1 1 1 0 1 0 0 1 1 0 0 0 0 0 1 1 0</text:p>
            <text:p> 1 0 0 0 0 1 0 1 1 1 0 1 0 1 1 1 1 1 0 1 0 1 1 0 1 0 0 0 0 0 1 1 1 0 0 1 0</text:p>
            <text:p> 1 0 0 1 1 0 0 0 1 0 1 0 1 0 1 1 1 0 0 1 1 1 0 0 1 1 0 0 0 0 1 1 0 0 1 0 0</text:p>
            <text:p> 0 1 1 1 1 0 1 1 0 0 1 0 1 0 0 1 0 1 1 1 0 1 0 0 0 0 0 0 0 0 1 0 1 1 0 1 1</text:p>
            <text:p> 0 0 0 0 1 1 0 1 1 0 1 1 0 0 0 0 1 1 1 1 0 0 0 0 0 1 1 0 1 0 0 0 1 1 0 1 1</text:p>
            <text:p> 0 0 1 0 1 0 1 1 0 0 0 1 1 0 1 1 0 0 1 0 0 1 0 1 1 1 1 0 1 1 0 0 1 1 1 0 1</text:p>
            <text:p> 1 0 0 0 0 0 1 1 1 1 1 0 0 0 1 1 0 1 0 0 0 0 0 1 0 0 1 0 0 0 1 0 0 1 1 0 1</text:p>
            <text:p> 0 1 1 1 1 0 1 1 1 1 0 1 1 0 0 1 0 0 1 0 0 0 0 0 0 1 0 0 1 1 1 0 1 0 1 1 0</text:p>
            <text:p> 0 1 1 0 1 0 0 1 1 0 1 0 1 1 1 0 1 1 0 1 1 1 0 1 1 1 1 1 0 1 0 1 1 1 1 0 0</text:p>
            <text:p> 0]</text:p>
          </table:table-cell>
          <table:table-cell table:style-name="ce6" office:value-type="string" calcext:value-type="string">
            <text:p>dask.array&lt;gt, shape=(1000,), dtype=bool, chunksize=(1000,), chunktype=numpy.ndarray&gt;</text:p>
          </table:table-cell>
          <table:table-cell table:style-name="ce6" office:value-type="string" calcext:value-type="string">
            <text:p>[1 0 0 1 1 1 0 0 0 1 0 0 0 0 0 0 0 0 0 1 1 1 1 0 0 1 0 0 1 1 1 1 0 0 1 1 1</text:p>
            <text:p> 1 0 0 1 0 1 0 0 0 0 1 1 0 0 0 0 0 0 0 0 1 1 0 1 0 0 1 1 1 0 1 1 0 1 1 0 0</text:p>
            <text:p> 1 1 0 1 0 1 1 1 0 1 0 0 1 1 1 1 0 1 0 0 0 1 1 0 1 1 0 0 1 0 0 1 1 1 1 1 1</text:p>
            <text:p> 1 0 0 0 1 1 0 0 1 0 1 1 0 0 1 1 0 1 0 1 1 0 1 1 0 1 1 1 1 0 1 0 0 0 0 1 1</text:p>
            <text:p> 0 0 1 0 0 1 1 1 0 0 0 1 0 1 1 1 0 1 1 0 0 0 0 0 1 1 0 1 0 1 1 1 1 0 1 1 1</text:p>
            <text:p> 0 1 1 0 0 0 1 0 1 0 0 0 1 1 1 0 1 1 1 0 1 0 0 0 1 1 1 0 0 1 0 0 1 0 0 0 1</text:p>
            <text:p> 1 0 1 1 1 0 0 0 1 1 0 0 0 1 0 1 1 0 1 1 1 1 0 1 0 1 1 1 0 0 1 0 0 1 1 0 1</text:p>
            <text:p> 1 1 1 0 1 0 0 1 0 0 1 0 0 0 1 0 0 1 0 1 1 1 1 1 1 1 1 0 0 0 0 1 0 1 1 1 1</text:p>
            <text:p> 1 0 0 1 0 1 1 0 0 0 1 0 0 1 1 1 1 1 0 0 0 0 0 1 0 1 0 0 0 1 1 0 0 1 0 1 1</text:p>
            <text:p> 0 0 1 1 1 0 1 0 0 0 0 1 1 0 1 1 0 1 0 1 1 0 1 1 0 1 1 0 1 1 0 1 0 0 1 1 0</text:p>
            <text:p> 1 1 0 0 1 0 0 1 0 1 1 0 0 1 1 0 1 0 0 1 1 0 0 0 0 1 0 1 0 1 0 1 1 0 1 0 0</text:p>
            <text:p> 0 1 1 0 1 1 1 1 1 1 0 1 1 1 1 1 0 0 1 0 1 0 0 1 1 0 1 0 1 1 0 0 1 1 0 1 1</text:p>
            <text:p> 1 0 1 1 0 0 1 1 1 1 0 1 1 0 0 0 0 0 0 1 1 0 0 0 0 1 1 1 1 0 1 1 0 1 1 1 1</text:p>
            <text:p> 0 0 0 1 1 0 0 0 1 0 1 0 1 0 0 0 1 0 0 0 0 1 0 0 0 1 0 0 1 0 0 1 1 1 1 0 1</text:p>
            <text:p> 0 1 0 1 1 1 1 1 0 1 0 0 1 1 1 0 0 1 0 0 1 0 0 1 0 0 1 1 0 1 0 1 0 1 1 1 0</text:p>
            <text:p> 1 1 1 1 1 1 1 1 1 1 1 0 1 1 0 0 1 0 0 1 1 0 1 0 1 0 1 0 0 0 1 0 1 0 0 0 1</text:p>
            <text:p> 1 1 0 0 1 1 0 0 1 1 0 0 0 1 0 0 0 0 0 0 0 1 1 1 0 0 0 0 1 1 0 1 1 1 0 0 0</text:p>
            <text:p> 0 0 0 1 0 1 0 0 0 0 0 0 1 1 1 1 0 1 1 0 0 0 1 0 0 1 0 1 1 0 0 1 0 0 1 1 1</text:p>
            <text:p> 1 1 0 0 0 1 0 0 0 0 0 1 0 1 1 1 0 0 0 1 1 1 1 0 1 0 0 1 1 0 0 0 0 0 1 1 0</text:p>
            <text:p> 1 0 0 0 0 1 1 1 1 1 0 1 0 1 1 1 1 1 0 1 0 1 1 0 1 0 1 0 0 0 1 1 1 0 0 1 0</text:p>
            <text:p> 1 0 0 1 1 0 0 0 1 0 1 1 1 0 1 1 1 0 0 1 1 1 0 0 1 1 0 1 0 0 1 1 0 0 1 0 0</text:p>
            <text:p> 0 1 1 1 1 0 1 1 0 0 1 0 1 0 0 1 0 1 1 1 0 1 0 0 0 0 0 0 0 0 1 1 1 1 0 1 1</text:p>
            <text:p> 0 0 0 1 1 1 0 1 1 0 1 1 0 0 0 0 1 1 1 1 0 0 0 0 0 1 1 0 1 0 0 0 1 1 0 1 1</text:p>
            <text:p> 1 0 1 0 1 0 1 1 0 0 0 1 1 0 1 1 0 0 1 0 0 1 0 1 1 1 1 0 1 1 1 0 1 1 1 0 1</text:p>
            <text:p> 1 0 0 0 0 0 1 1 1 1 1 0 0 0 1 1 0 1 0 0 0 0 0 1 0 0 1 1 0 0 1 0 0 1 1 0 1</text:p>
            <text:p> 0 1 1 1 1 0 1 1 1 1 0 1 1 0 0 1 0 0 1 0 0 0 0 0 0 1 0 0 1 1 1 0 1 0 1 1 0</text:p>
            <text:p> 0 1 1 0 1 0 0 1 1 0 1 0 1 1 1 0 1 1 0 1 1 1 0 1 1 1 1 1 0 1 0 1 1 1 1 0 0</text:p>
            <text:p> 0]</text:p>
          </table:table-cell>
          <table:table-cell table:style-name="ce9" office:value-type="string" calcext:value-type="string">
            <text:p>dask.array&lt;astype, shape=(1000,), dtype=uint8, chunksize=(1000,), chunktype=numpy.ndarray&gt;</text:p>
          </table:table-cell>
          <table:table-cell table:style-name="ce3" office:value-type="string" calcext:value-type="string">
            <text:p>[1 0 0 1 1 1 0 0 0 1 0 0 0 0 0 0 0 0 0 1 1 1 1 0 0 1 0 0 1 1 1 1 0 0 1 0 1</text:p>
            <text:p> 1 0 0 1 0 1 0 0 0 0 1 1 0 0 0 0 0 0 0 0 1 0 0 1 0 0 1 1 1 0 1 1 0 1 1 0 0</text:p>
            <text:p> 1 1 0 1 0 1 1 1 0 1 0 0 1 1 1 1 0 1 0 0 0 1 1 0 1 1 0 0 1 0 0 1 1 1 1 1 1</text:p>
            <text:p> 1 0 0 0 1 1 0 0 1 0 1 1 0 0 1 1 0 1 0 1 1 0 1 1 0 0 1 1 1 0 1 0 0 0 0 1 1</text:p>
            <text:p> 0 0 1 0 0 0 1 1 0 0 0 1 0 1 1 1 0 1 1 0 0 0 0 0 1 1 0 1 0 1 1 1 1 0 1 1 1</text:p>
            <text:p> 0 1 1 0 0 0 1 0 1 0 0 0 1 1 1 0 0 1 1 0 1 0 0 0 1 1 0 0 0 1 0 0 1 0 0 0 1</text:p>
            <text:p> 1 0 1 1 1 0 0 0 1 1 0 0 0 1 0 1 1 0 1 1 1 1 0 1 0 1 1 1 0 0 1 0 0 1 1 0 1</text:p>
            <text:p> 1 1 1 0 1 0 0 1 0 0 1 0 0 0 1 0 0 1 0 1 1 1 1 1 1 1 1 0 0 0 0 1 0 1 1 1 1</text:p>
            <text:p> 1 0 0 1 0 1 1 0 0 0 1 0 0 1 1 1 1 1 0 0 0 0 0 1 0 1 0 0 0 1 1 0 0 1 0 1 1</text:p>
            <text:p> 0 0 1 1 1 0 1 0 0 0 0 1 1 0 1 1 0 1 0 1 1 0 1 1 0 1 1 0 1 1 0 0 0 0 1 1 0</text:p>
            <text:p> 1 1 0 0 1 0 0 1 0 1 1 0 0 1 1 0 1 0 0 1 1 0 0 0 0 1 0 1 0 1 0 1 1 0 1 0 0</text:p>
            <text:p> 0 1 1 0 1 1 1 1 1 1 0 1 1 1 1 1 0 0 1 0 1 0 0 1 0 0 1 0 1 1 0 0 1 1 0 1 0</text:p>
            <text:p> 1 0 0 1 0 0 1 0 1 1 0 1 1 0 0 0 0 0 0 1 1 0 0 0 1 1 1 1 1 0 1 1 0 1 1 1 1</text:p>
            <text:p> 0 0 0 1 1 0 0 0 1 0 1 0 1 0 0 0 1 0 0 0 0 1 0 0 0 1 0 0 1 0 0 1 1 1 1 0 1</text:p>
            <text:p> 0 1 0 1 1 1 1 1 0 1 0 0 1 1 1 0 0 1 0 0 1 0 0 1 0 0 1 1 0 1 0 1 0 1 1 1 0</text:p>
            <text:p> 1 1 0 1 1 1 1 1 1 1 1 0 1 1 0 0 1 0 0 1 1 0 1 0 1 0 1 0 0 0 1 0 1 0 0 0 1</text:p>
            <text:p> 0 1 0 0 1 1 0 0 1 1 0 0 0 1 0 0 0 0 0 0 0 1 1 1 0 0 0 0 1 0 0 1 1 1 0 0 0</text:p>
            <text:p> 0 0 0 1 0 1 0 0 0 0 0 0 1 1 1 0 0 1 1 0 0 0 1 0 0 1 0 1 1 0 0 1 0 0 1 1 1</text:p>
            <text:p> 1 1 0 0 0 1 0 0 0 0 0 1 0 0 1 1 0 0 0 1 1 1 1 0 1 0 0 1 1 0 0 0 0 0 1 1 0</text:p>
            <text:p> 1 0 0 0 0 1 0 1 1 1 0 1 0 1 1 1 1 1 0 1 0 1 1 0 1 0 0 0 0 0 1 1 1 0 0 1 0</text:p>
            <text:p> 1 0 0 1 1 0 0 0 1 0 1 0 1 0 1 1 1 0 0 1 1 1 0 0 1 1 0 0 0 0 1 1 0 0 1 0 0</text:p>
            <text:p> 0 1 1 1 1 0 1 1 0 0 1 0 1 0 0 1 0 1 1 1 0 1 0 0 0 0 0 0 0 0 1 0 1 1 0 1 1</text:p>
            <text:p> 0 0 0 0 1 1 0 1 1 0 1 1 0 0 0 0 1 1 1 1 0 0 0 0 0 1 1 0 1 0 0 0 1 1 0 1 1</text:p>
            <text:p> 0 0 1 0 1 0 1 1 0 0 0 1 1 0 1 1 0 0 1 0 0 1 0 1 1 1 1 0 1 1 0 0 1 1 1 0 1</text:p>
            <text:p> 1 0 0 0 0 0 1 1 1 1 1 0 0 0 1 1 0 1 0 0 0 0 0 1 0 0 1 0 0 0 1 0 0 1 1 0 1</text:p>
            <text:p> 0 1 1 1 1 0 1 1 1 1 0 1 1 0 0 1 0 0 1 0 0 0 0 0 0 1 0 0 1 1 1 0 1 0 1 1 0</text:p>
            <text:p> 0 1 1 0 1 0 0 1 1 0 1 0 1 1 1 0 1 1 0 1 1 1 0 1 1 1 1 1 0 1 0 1 1 1 1 0 0</text:p>
            <text:p> 0]</text:p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[1 0 0 1 1 1 0 0 0 1 0 0 0 0 0 0 0 0 0 1 1 1 1 0 0 1 0 0 1 1 1 1 0 0 1 1 1</text:p>
            <text:p> 1 0 0 1 0 1 0 0 0 0 1 1 0 0 0 0 0 0 0 0 1 1 0 1 0 0 1 1 1 0 1 1 0 1 1 0 0</text:p>
            <text:p> 1 1 0 1 0 1 1 1 0 1 0 0 1 1 1 1 0 1 0 0 0 1 1 0 1 1 0 0 1 0 0 1 1 1 1 1 1</text:p>
            <text:p> 1 0 0 0 1 1 0 0 1 0 1 1 0 0 1 1 0 1 0 1 1 0 1 1 0 1 1 1 1 0 1 0 0 0 0 1 1</text:p>
            <text:p> 0 0 1 0 0 1 1 1 0 0 0 1 0 1 1 1 0 1 1 0 0 0 0 0 1 1 0 1 0 1 1 1 1 0 1 1 1</text:p>
            <text:p> 0 1 1 0 0 0 1 0 1 0 0 0 1 1 1 0 1 1 1 0 1 0 0 0 1 1 1 0 0 1 0 0 1 0 0 0 1</text:p>
            <text:p> 1 0 1 1 1 0 0 0 1 1 0 0 0 1 0 1 1 0 1 1 1 1 0 1 0 1 1 1 0 0 1 0 0 1 1 0 1</text:p>
            <text:p> 1 1 1 0 1 0 0 1 0 0 1 0 0 0 1 0 0 1 0 1 1 1 1 1 1 1 1 0 0 0 0 1 0 1 1 1 1</text:p>
            <text:p> 1 0 0 1 0 1 1 0 0 0 1 0 0 1 1 1 1 1 0 0 0 0 0 1 0 1 0 0 0 1 1 0 0 1 0 1 1</text:p>
            <text:p> 0 0 1 1 1 0 1 0 0 0 0 1 1 0 1 1 0 1 0 1 1 0 1 1 0 1 1 0 1 1 0 1 0 0 1 1 0</text:p>
            <text:p> 1 1 0 0 1 0 0 1 0 1 1 0 0 1 1 0 1 0 0 1 1 0 0 0 0 1 0 1 0 1 0 1 1 0 1 0 0</text:p>
            <text:p> 0 1 1 0 1 1 1 1 1 1 0 1 1 1 1 1 0 0 1 0 1 0 0 1 1 0 1 0 1 1 0 0 1 1 0 1 1</text:p>
            <text:p> 1 0 1 1 0 0 1 1 1 1 0 1 1 0 0 0 0 0 0 1 1 0 0 0 0 1 1 1 1 0 1 1 0 1 1 1 1</text:p>
            <text:p> 0 0 0 1 1 0 0 0 1 0 1 0 1 0 0 0 1 0 0 0 0 1 0 0 0 1 0 0 1 0 0 1 1 1 1 0 1</text:p>
            <text:p> 0 1 0 1 1 1 1 1 0 1 0 0 1 1 1 0 0 1 0 0 1 0 0 1 0 0 1 1 0 1 0 1 0 1 1 1 0</text:p>
            <text:p> 1 1 1 1 1 1 1 1 1 1 1 0 1 1 0 0 1 0 0 1 1 0 1 0 1 0 1 0 0 0 1 0 1 0 0 0 1</text:p>
            <text:p> 1 1 0 0 1 1 0 0 1 1 0 0 0 1 0 0 0 0 0 0 0 1 1 1 0 0 0 0 1 1 0 1 1 1 0 0 0</text:p>
            <text:p> 0 0 0 1 0 1 0 0 0 0 0 0 1 1 1 1 0 1 1 0 0 0 1 0 0 1 0 1 1 0 0 1 0 0 1 1 1</text:p>
            <text:p> 1 1 0 0 0 1 0 0 0 0 0 1 0 1 1 1 0 0 0 1 1 1 1 0 1 0 0 1 1 0 0 0 0 0 1 1 0</text:p>
            <text:p> 1 0 0 0 0 1 1 1 1 1 0 1 0 1 1 1 1 1 0 1 0 1 1 0 1 0 1 0 0 0 1 1 1 0 0 1 0</text:p>
            <text:p> 1 0 0 1 1 0 0 0 1 0 1 1 1 0 1 1 1 0 0 1 1 1 0 0 1 1 0 1 0 0 1 1 0 0 1 0 0</text:p>
            <text:p> 0 1 1 1 1 0 1 1 0 0 1 0 1 0 0 1 0 1 1 1 0 1 0 0 0 0 0 0 0 0 1 1 1 1 0 1 1</text:p>
            <text:p> 0 0 0 1 1 1 0 1 1 0 1 1 0 0 0 0 1 1 1 1 0 0 0 0 0 1 1 0 1 0 0 0 1 1 0 1 1</text:p>
            <text:p> 1 0 1 0 1 0 1 1 0 0 0 1 1 0 1 1 0 0 1 0 0 1 0 1 1 1 1 0 1 1 1 0 1 1 1 0 1</text:p>
            <text:p> 1 0 0 0 0 0 1 1 1 1 1 0 0 0 1 1 0 1 0 0 0 0 0 1 0 0 1 1 0 0 1 0 0 1 1 0 1</text:p>
            <text:p> 0 1 1 1 1 0 1 1 1 1 0 1 1 0 0 1 0 0 1 0 0 0 0 0 0 1 0 0 1 1 1 0 1 0 1 1 0</text:p>
            <text:p> 0 1 1 0 1 0 0 1 1 0 1 0 1 1 1 0 1 1 0 1 1 1 0 1 1 1 1 1 0 1 0 1 1 1 1 0 0</text:p>
            <text:p> 0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Chunks do not add up to shape. Got chunks=((20,),), shape=(10,)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dict_log_proba</text:p>
          </table:table-cell>
          <table:table-cell table:style-name="ce3" office:value-type="string" calcext:value-type="string">
            <text:p>[[-4.71063742 -0.00903978]</text:p>
            <text:p> [-0.32864467 -1.27260422]</text:p>
            <text:p> [-0.44908725 -1.01669249]</text:p>
            <text:p> ...</text:p>
            <text:p> [-0.18491497 -1.77889234]</text:p>
            <text:p> [-0.42710005 -1.05669793]</text:p>
            <text:p> [-0.11855465 -2.191073  ]]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[[-7.82929346e+00 -3.97985705e-04]</text:p>
            <text:p> [-2.05514414e-01 -1.68323709e+00]</text:p>
            <text:p> [-3.69631807e-01 -1.17437744e+00]</text:p>
            <text:p> ...</text:p>
            <text:p> [-4.46415808e-02 -3.13132731e+00]</text:p>
            <text:p> [-3.80792009e-01 -1.14986348e+00]</text:p>
            <text:p> [-3.25313792e-02 -3.44177174e+00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4.71063742 -0.00903978]</text:p>
            <text:p> [-0.32864467 -1.27260422]</text:p>
            <text:p> [-0.44908725 -1.01669249]</text:p>
            <text:p> ...</text:p>
            <text:p> [-0.18491497 -1.77889234]</text:p>
            <text:p> [-0.42710005 -1.05669793]</text:p>
            <text:p> [-0.11855465 -2.191073  ]]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[[-7.82929346e+00 -3.97985705e-04]</text:p>
            <text:p> [-2.05514414e-01 -1.68323709e+00]</text:p>
            <text:p> [-3.69631807e-01 -1.17437744e+00]</text:p>
            <text:p> ...</text:p>
            <text:p> [-4.46415808e-02 -3.13132731e+00]</text:p>
            <text:p> [-3.80792009e-01 -1.14986348e+00]</text:p>
            <text:p> [-3.25313792e-02 -3.44177174e+00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redict_proba</text:p>
          </table:table-cell>
          <table:table-cell table:style-name="ce3" office:value-type="string" calcext:value-type="string">
            <text:p>[[0.00899904 0.99100096]</text:p>
            <text:p> [0.71989878 0.28010122]</text:p>
            <text:p> [0.63821041 0.36178959]</text:p>
            <text:p> ...</text:p>
            <text:p> [0.83117496 0.16882504]</text:p>
            <text:p> [0.65239828 0.34760172]</text:p>
            <text:p> [0.88820327 0.11179673]]</text:p>
          </table:table-cell>
          <table:table-cell table:style-name="ce6" office:value-type="string" calcext:value-type="string">
            <text:p>dask.array&lt;transpose, shape=(1000, 2), dtype=float64, chunksize=(1000, 1), chunktype=numpy.ndarray&gt;</text:p>
          </table:table-cell>
          <table:table-cell table:style-name="ce6" office:value-type="string" calcext:value-type="string">
            <text:p>[[3.97906519e-04 9.99602093e-01]</text:p>
            <text:p> [8.14228358e-01 1.85771642e-01]</text:p>
            <text:p> [6.90988701e-01 3.09011299e-01]</text:p>
            <text:p> ...</text:p>
            <text:p> [9.56340191e-01 4.36598089e-02]</text:p>
            <text:p> [6.83319999e-01 3.16680001e-01]</text:p>
            <text:p> [9.67992075e-01 3.20079254e-02]]</text:p>
          </table:table-cell>
          <table:table-cell table:style-name="ce9" office:value-type="string" calcext:value-type="string">
            <text:p>dask.array&lt;transpose, shape=(1000, 2), dtype=float64, chunksize=(1000, 1), chunktype=numpy.ndarray&gt;</text:p>
          </table:table-cell>
          <table:table-cell table:style-name="ce3" office:value-type="string" calcext:value-type="string">
            <text:p>[[0.00899904 0.99100096]</text:p>
            <text:p> [0.71989878 0.28010122]</text:p>
            <text:p> [0.63821041 0.36178959]</text:p>
            <text:p> ...</text:p>
            <text:p> [0.83117496 0.16882504]</text:p>
            <text:p> [0.65239828 0.34760172]</text:p>
            <text:p> [0.88820327 0.11179673]]</text:p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[[3.97906519e-04 9.99602093e-01]</text:p>
            <text:p> [8.14228358e-01 1.85771642e-01]</text:p>
            <text:p> [6.90988701e-01 3.09011299e-01]</text:p>
            <text:p> ...</text:p>
            <text:p> [9.56340191e-01 4.36598089e-02]</text:p>
            <text:p> [6.83319999e-01 3.16680001e-01]</text:p>
            <text:p> [9.67992075e-01 3.20079254e-02]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X has 20 features, but LogisticRegression is expecting 10 features as input.</text:p>
          </table:table-cell>
          <table:table-cell table:style-name="ce6" office:value-type="string" calcext:value-type="string">
            <text:p>Chunks do not add up to shape. Got chunks=((20,),), shape=(10,)</text:p>
          </table:table-cell>
          <table:table-cell table:style-name="ce6" office:value-type="string" calcext:value-type="string">
            <text:p>X has 20 features, but LogisticRegression is expecting 10 features as input.</text:p>
          </table:table-cell>
          <table:table-cell table:style-name="ce9" office:value-type="string" calcext:value-type="string">
            <text:p>Chunks do not add up to shape. Got chunks=((20,),), shape=(10,)</text:p>
          </table:table-cell>
          <table:table-cell table:style-name="ce3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6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6" office:value-type="string" calcext:value-type="string">
            <text:p>The feature names should match those that were passed during fit.</text:p>
            <text:p>Feature names unseen at fit time:</text:p>
            <text:p>- k</text:p>
            <text:p>- l</text:p>
            <text:p>- m</text:p>
            <text:p>- n</text:p>
            <text:p>- o</text:p>
            <text:p>- ...</text:p>
            <text:p/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ore_samples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style-name="ce4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This 'GridSearchCV' has no attribute 'transform'</text:p>
          </table:table-cell>
          <table:table-cell table:style-name="ce7" office:value-type="string" calcext:value-type="string">
            <text:p>'LogisticRegression' object has no attribute 'transform'</text:p>
          </table:table-cell>
          <table:table-cell table:style-name="ce10" office:value-type="string" calcext:value-type="string">
            <text:p>'LogisticRegression' object has no attribute 'transform'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44:47.662859170</dc:date>
    <meta:editing-duration>PT5M47S</meta:editing-duration>
    <meta:editing-cycles>7</meta:editing-cycles>
    <meta:generator>LibreOffice/7.3.7.2$Linux_X86_64 LibreOffice_project/30$Build-2</meta:generator>
    <meta:document-statistic meta:table-count="1" meta:cell-count="186" meta:object-count="0"/>
  </office:meta>
</office:document-meta>
</file>